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Directoriesandfiles" style:family="table">
      <style:table-properties style:width="18.471cm" fo:margin-left="0cm" table:align="left" style:may-break-between-rows="true" table:border-model="collapsing"/>
    </style:style>
    <style:style style:name="Directoriesandfiles.A" style:family="table-column">
      <style:table-column-properties style:column-width="11.393cm"/>
    </style:style>
    <style:style style:name="Directoriesandfiles.B" style:family="table-column">
      <style:table-column-properties style:column-width="7.078cm"/>
    </style:style>
    <style:style style:name="Directoriesandfiles.1" style:family="table-row">
      <style:table-row-properties fo:keep-together="auto"/>
    </style:style>
    <style:style style:name="Directoriesandfiles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irectoriesandfiles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Directoriesandfile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irectoriesandfiles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paragraph-rsid="01ce013d"/>
    </style:style>
    <style:style style:name="P7" style:family="paragraph" style:parent-style-name="Text_20_body">
      <style:text-properties officeooo:paragraph-rsid="01ce47a3"/>
    </style:style>
    <style:style style:name="P8" style:family="paragraph" style:parent-style-name="Text_20_body">
      <style:text-properties officeooo:rsid="01d48df3" officeooo:paragraph-rsid="01d48df3"/>
    </style:style>
    <style:style style:name="P9" style:family="paragraph" style:parent-style-name="Text_20_body">
      <style:text-properties style:font-name="DejaVu Serif" officeooo:rsid="01f10c7d" officeooo:paragraph-rsid="028533e5"/>
    </style:style>
    <style:style style:name="P10" style:family="paragraph" style:parent-style-name="Text_20_body">
      <style:text-properties style:font-name="DejaVu Serif" officeooo:rsid="02520f40" officeooo:paragraph-rsid="026f91a7"/>
    </style:style>
    <style:style style:name="P11" style:family="paragraph" style:parent-style-name="Text_20_body">
      <style:text-properties style:font-name="DejaVu Serif" officeooo:rsid="028baa3c" officeooo:paragraph-rsid="028baa3c"/>
    </style:style>
    <style:style style:name="P12" style:family="paragraph" style:parent-style-name="Text_20_body">
      <style:text-properties officeooo:paragraph-rsid="01db08ee"/>
    </style:style>
    <style:style style:name="P13" style:family="paragraph" style:parent-style-name="Text_20_body">
      <style:text-properties officeooo:paragraph-rsid="01e02635"/>
    </style:style>
    <style:style style:name="P14" style:family="paragraph" style:parent-style-name="Text_20_body">
      <style:text-properties officeooo:rsid="01e02635" officeooo:paragraph-rsid="01e02635"/>
    </style:style>
    <style:style style:name="P15" style:family="paragraph" style:parent-style-name="Text_20_body">
      <style:text-properties officeooo:rsid="01e47d87" officeooo:paragraph-rsid="01e47d87"/>
    </style:style>
    <style:style style:name="P16" style:family="paragraph" style:parent-style-name="Text_20_body">
      <style:text-properties officeooo:rsid="01e9b074" officeooo:paragraph-rsid="01e9b074"/>
    </style:style>
    <style:style style:name="P17" style:family="paragraph" style:parent-style-name="Text_20_body">
      <style:text-properties officeooo:rsid="01e9b074" officeooo:paragraph-rsid="023e58fa"/>
    </style:style>
    <style:style style:name="P18" style:family="paragraph" style:parent-style-name="Text_20_body">
      <style:text-properties officeooo:paragraph-rsid="01daa577"/>
    </style:style>
    <style:style style:name="P19" style:family="paragraph" style:parent-style-name="Text_20_body">
      <style:text-properties officeooo:rsid="01eaeecc" officeooo:paragraph-rsid="01eaeecc"/>
    </style:style>
    <style:style style:name="P20" style:family="paragraph" style:parent-style-name="Text_20_body">
      <style:text-properties officeooo:rsid="01e10153" officeooo:paragraph-rsid="01e10153"/>
    </style:style>
    <style:style style:name="P21" style:family="paragraph" style:parent-style-name="Text_20_body">
      <style:text-properties officeooo:rsid="01f9efab" officeooo:paragraph-rsid="01f9efab"/>
    </style:style>
    <style:style style:name="P22" style:family="paragraph" style:parent-style-name="Text_20_body">
      <style:text-properties fo:language="en" fo:country="GB" officeooo:rsid="02026246" officeooo:paragraph-rsid="02026246"/>
    </style:style>
    <style:style style:name="P23" style:family="paragraph" style:parent-style-name="Text_20_body">
      <style:text-properties officeooo:rsid="01e5d580" officeooo:paragraph-rsid="02047d05"/>
    </style:style>
    <style:style style:name="P24" style:family="paragraph" style:parent-style-name="Text_20_body">
      <style:text-properties style:use-window-font-color="true" loext:opacity="0%" fo:language="en" fo:country="GB" officeooo:paragraph-rsid="020f71e6"/>
    </style:style>
    <style:style style:name="P25" style:family="paragraph" style:parent-style-name="Text_20_body">
      <style:text-properties style:use-window-font-color="true" loext:opacity="0%" fo:language="en" fo:country="GB" officeooo:paragraph-rsid="02124d1b"/>
    </style:style>
    <style:style style:name="P26" style:family="paragraph" style:parent-style-name="Text_20_body">
      <style:text-properties officeooo:rsid="020c1676" officeooo:paragraph-rsid="020c1676"/>
    </style:style>
    <style:style style:name="P27" style:family="paragraph" style:parent-style-name="Text_20_body">
      <style:text-properties officeooo:rsid="0207cb0a" officeooo:paragraph-rsid="02124d1b"/>
    </style:style>
    <style:style style:name="P28" style:family="paragraph" style:parent-style-name="Text_20_body">
      <style:text-properties officeooo:rsid="02119d40" officeooo:paragraph-rsid="02119d40"/>
    </style:style>
    <style:style style:name="P29" style:family="paragraph" style:parent-style-name="Text_20_body">
      <style:text-properties officeooo:rsid="02172c58" officeooo:paragraph-rsid="02172c58"/>
    </style:style>
    <style:style style:name="P30" style:family="paragraph" style:parent-style-name="Text_20_body">
      <style:text-properties officeooo:rsid="0821d5e6" officeooo:paragraph-rsid="02179eff"/>
    </style:style>
    <style:style style:name="P31" style:family="paragraph" style:parent-style-name="Text_20_body">
      <style:text-properties officeooo:paragraph-rsid="02179eff"/>
    </style:style>
    <style:style style:name="P32" style:family="paragraph" style:parent-style-name="Text_20_body">
      <style:text-properties officeooo:paragraph-rsid="021a644d"/>
    </style:style>
    <style:style style:name="P33" style:family="paragraph" style:parent-style-name="Text_20_body">
      <style:text-properties officeooo:rsid="021a644d" officeooo:paragraph-rsid="021a644d"/>
    </style:style>
    <style:style style:name="P34" style:family="paragraph" style:parent-style-name="Text_20_body">
      <style:text-properties officeooo:rsid="0225b088" officeooo:paragraph-rsid="0225b088"/>
    </style:style>
    <style:style style:name="P35" style:family="paragraph" style:parent-style-name="Text_20_body">
      <style:text-properties officeooo:paragraph-rsid="02277f68"/>
    </style:style>
    <style:style style:name="P36" style:family="paragraph" style:parent-style-name="Text_20_body">
      <style:text-properties officeooo:rsid="022c5f8a" officeooo:paragraph-rsid="022cedc6"/>
    </style:style>
    <style:style style:name="P37" style:family="paragraph" style:parent-style-name="Text_20_body">
      <style:text-properties officeooo:rsid="022c5f8a" officeooo:paragraph-rsid="027183c6"/>
    </style:style>
    <style:style style:name="P38" style:family="paragraph" style:parent-style-name="Text_20_body">
      <style:text-properties officeooo:rsid="022cedc6" officeooo:paragraph-rsid="022ead97"/>
    </style:style>
    <style:style style:name="P39" style:family="paragraph" style:parent-style-name="Text_20_body">
      <style:text-properties officeooo:paragraph-rsid="0231a35d"/>
    </style:style>
    <style:style style:name="P40" style:family="paragraph" style:parent-style-name="Text_20_body">
      <style:text-properties officeooo:paragraph-rsid="023303d6"/>
    </style:style>
    <style:style style:name="P41" style:family="paragraph" style:parent-style-name="Text_20_body">
      <style:text-properties officeooo:rsid="021eeeb6" officeooo:paragraph-rsid="023e58fa"/>
    </style:style>
    <style:style style:name="P42" style:family="paragraph" style:parent-style-name="Text_20_body">
      <style:text-properties officeooo:paragraph-rsid="024402b7"/>
    </style:style>
    <style:style style:name="P43" style:family="paragraph" style:parent-style-name="Text_20_body">
      <style:text-properties officeooo:paragraph-rsid="024941f0"/>
    </style:style>
    <style:style style:name="P44" style:family="paragraph" style:parent-style-name="Text_20_body">
      <style:text-properties officeooo:rsid="024c29ed" officeooo:paragraph-rsid="024c29ed"/>
    </style:style>
    <style:style style:name="P45" style:family="paragraph" style:parent-style-name="Text_20_body">
      <style:text-properties officeooo:paragraph-rsid="024dc2b7"/>
    </style:style>
    <style:style style:name="P46" style:family="paragraph" style:parent-style-name="Text_20_body">
      <style:text-properties officeooo:rsid="025de14e" officeooo:paragraph-rsid="025de14e"/>
    </style:style>
    <style:style style:name="P47" style:family="paragraph" style:parent-style-name="Text_20_body">
      <style:text-properties officeooo:paragraph-rsid="025fed64"/>
    </style:style>
    <style:style style:name="P48" style:family="paragraph" style:parent-style-name="Text_20_body">
      <style:text-properties officeooo:paragraph-rsid="02616b80"/>
    </style:style>
    <style:style style:name="P49" style:family="paragraph" style:parent-style-name="Text_20_body">
      <style:text-properties officeooo:rsid="02616b80" officeooo:paragraph-rsid="02616b80"/>
    </style:style>
    <style:style style:name="P50" style:family="paragraph" style:parent-style-name="Text_20_body">
      <style:text-properties officeooo:rsid="0263364c" officeooo:paragraph-rsid="0263364c"/>
    </style:style>
    <style:style style:name="P51" style:family="paragraph" style:parent-style-name="Text_20_body">
      <style:text-properties officeooo:rsid="0263364c" officeooo:paragraph-rsid="0264db6a"/>
    </style:style>
    <style:style style:name="P52" style:family="paragraph" style:parent-style-name="Text_20_body">
      <style:text-properties officeooo:rsid="020c4360" officeooo:paragraph-rsid="020de389"/>
    </style:style>
    <style:style style:name="P53" style:family="paragraph" style:parent-style-name="Text_20_body">
      <style:text-properties officeooo:rsid="0266a0bc" officeooo:paragraph-rsid="0266a0bc"/>
    </style:style>
    <style:style style:name="P54" style:family="paragraph" style:parent-style-name="Text_20_body">
      <style:text-properties officeooo:paragraph-rsid="0268425a"/>
    </style:style>
    <style:style style:name="P55" style:family="paragraph" style:parent-style-name="Text_20_body">
      <style:text-properties officeooo:paragraph-rsid="0269d10b"/>
    </style:style>
    <style:style style:name="P56" style:family="paragraph" style:parent-style-name="Text_20_body">
      <style:text-properties officeooo:paragraph-rsid="026d220f"/>
    </style:style>
    <style:style style:name="P57" style:family="paragraph" style:parent-style-name="Text_20_body">
      <style:text-properties officeooo:paragraph-rsid="026f91a7"/>
    </style:style>
    <style:style style:name="P58" style:family="paragraph" style:parent-style-name="Text_20_body">
      <style:text-properties officeooo:paragraph-rsid="027183c6"/>
    </style:style>
    <style:style style:name="P59" style:family="paragraph" style:parent-style-name="Text_20_body">
      <style:text-properties officeooo:paragraph-rsid="02786a3f"/>
    </style:style>
    <style:style style:name="P60" style:family="paragraph" style:parent-style-name="Text_20_body">
      <style:text-properties officeooo:rsid="02026246" officeooo:paragraph-rsid="027ee6de"/>
    </style:style>
    <style:style style:name="P61" style:family="paragraph" style:parent-style-name="Text_20_body">
      <style:text-properties officeooo:rsid="027ee6de" officeooo:paragraph-rsid="027ee6de"/>
    </style:style>
    <style:style style:name="P62" style:family="paragraph" style:parent-style-name="Text_20_body">
      <style:text-properties officeooo:paragraph-rsid="02823937"/>
    </style:style>
    <style:style style:name="P63" style:family="paragraph" style:parent-style-name="Text_20_body">
      <style:text-properties officeooo:rsid="028533e5" officeooo:paragraph-rsid="028533e5"/>
    </style:style>
    <style:style style:name="P64" style:family="paragraph" style:parent-style-name="Text_20_body">
      <style:text-properties officeooo:paragraph-rsid="028533e5"/>
    </style:style>
    <style:style style:name="P65" style:family="paragraph" style:parent-style-name="Text_20_body">
      <style:text-properties officeooo:paragraph-rsid="02855242"/>
    </style:style>
    <style:style style:name="P66" style:family="paragraph" style:parent-style-name="Text_20_body">
      <style:text-properties officeooo:paragraph-rsid="021541e0"/>
    </style:style>
    <style:style style:name="P67" style:family="paragraph" style:parent-style-name="Text_20_body">
      <style:text-properties officeooo:rsid="0289bc72" officeooo:paragraph-rsid="0289bc72"/>
    </style:style>
    <style:style style:name="P68" style:family="paragraph" style:parent-style-name="Text_20_body">
      <style:text-properties officeooo:paragraph-rsid="028e0bed"/>
    </style:style>
    <style:style style:name="P69" style:family="paragraph" style:parent-style-name="Text_20_body">
      <style:text-properties officeooo:rsid="01edad86" officeooo:paragraph-rsid="028e796a"/>
    </style:style>
    <style:style style:name="P70" style:family="paragraph" style:parent-style-name="Preformatted_20_Text">
      <style:paragraph-properties fo:margin-top="0cm" fo:margin-bottom="0.499cm" style:contextual-spacing="false"/>
    </style:style>
    <style:style style:name="P71" style:family="paragraph" style:parent-style-name="Screen">
      <style:text-properties officeooo:paragraph-rsid="01d9a567"/>
    </style:style>
    <style:style style:name="P72" style:family="paragraph" style:parent-style-name="Screen">
      <style:text-properties style:use-window-font-color="true" loext:opacity="0%" fo:language="en" fo:country="GB" fo:font-weight="normal" officeooo:rsid="0070d0e3" officeooo:paragraph-rsid="01daa577" style:font-weight-asian="normal" style:font-weight-complex="normal"/>
    </style:style>
    <style:style style:name="P73" style:family="paragraph" style:parent-style-name="Screen">
      <style:text-properties style:use-window-font-color="true" loext:opacity="0%" fo:language="en" fo:country="GB" fo:font-weight="normal" officeooo:rsid="0070d0e3" officeooo:paragraph-rsid="0211768a" style:font-weight-asian="normal" style:font-weight-complex="normal"/>
    </style:style>
    <style:style style:name="P74" style:family="paragraph" style:parent-style-name="Screen">
      <style:text-properties style:use-window-font-color="true" loext:opacity="0%" fo:language="en" fo:country="GB" fo:font-weight="normal" officeooo:rsid="0070d0e3" officeooo:paragraph-rsid="023e954f" style:font-weight-asian="normal" style:font-weight-complex="normal"/>
    </style:style>
    <style:style style:name="P75" style:family="paragraph" style:parent-style-name="Screen">
      <style:text-properties style:use-window-font-color="true" loext:opacity="0%" fo:language="en" fo:country="GB" fo:font-weight="normal" officeooo:rsid="0070d0e3" officeooo:paragraph-rsid="01daf4ee" style:font-weight-asian="normal" style:font-weight-complex="normal"/>
    </style:style>
    <style:style style:name="P76" style:family="paragraph" style:parent-style-name="Screen">
      <style:text-properties style:use-window-font-color="true" loext:opacity="0%" fo:language="en" fo:country="GB" fo:font-weight="normal" officeooo:rsid="02793195" officeooo:paragraph-rsid="02793195" style:font-weight-asian="normal" style:font-weight-complex="normal"/>
    </style:style>
    <style:style style:name="P77" style:family="paragraph" style:parent-style-name="Screen">
      <style:text-properties officeooo:paragraph-rsid="01daa577"/>
    </style:style>
    <style:style style:name="P78" style:family="paragraph" style:parent-style-name="Screen">
      <style:text-properties officeooo:paragraph-rsid="01db08ee"/>
    </style:style>
    <style:style style:name="P79" style:family="paragraph" style:parent-style-name="Screen">
      <style:text-properties fo:font-weight="normal" officeooo:paragraph-rsid="01d9a567" style:font-weight-asian="normal" style:font-weight-complex="normal"/>
    </style:style>
    <style:style style:name="P80" style:family="paragraph" style:parent-style-name="Screen">
      <style:text-properties officeooo:paragraph-rsid="01e9b074"/>
    </style:style>
    <style:style style:name="P81" style:family="paragraph" style:parent-style-name="Screen">
      <style:text-properties officeooo:paragraph-rsid="01eaeecc"/>
    </style:style>
    <style:style style:name="P82" style:family="paragraph" style:parent-style-name="Screen">
      <style:text-properties officeooo:paragraph-rsid="020c1676"/>
    </style:style>
    <style:style style:name="P83" style:family="paragraph" style:parent-style-name="Screen">
      <style:text-properties officeooo:rsid="020c1676" officeooo:paragraph-rsid="020c1676"/>
    </style:style>
    <style:style style:name="P84" style:family="paragraph" style:parent-style-name="Screen">
      <style:text-properties style:font-name="DejaVu Sans Mono" fo:font-size="9pt" officeooo:rsid="020c1676" officeooo:paragraph-rsid="020c1676"/>
    </style:style>
    <style:style style:name="P85" style:family="paragraph" style:parent-style-name="Screen">
      <style:text-properties style:font-name="DejaVu Sans Mono" fo:font-size="9pt" officeooo:rsid="01e61cf2" officeooo:paragraph-rsid="02786a3f"/>
    </style:style>
    <style:style style:name="P86" style:family="paragraph" style:parent-style-name="Screen">
      <style:text-properties style:font-name="DejaVu Sans Mono" fo:font-size="9pt" officeooo:rsid="02793195" officeooo:paragraph-rsid="02793195"/>
    </style:style>
    <style:style style:name="P87" style:family="paragraph" style:parent-style-name="Screen">
      <style:text-properties officeooo:paragraph-rsid="02179eff"/>
    </style:style>
    <style:style style:name="P88" style:family="paragraph" style:parent-style-name="Screen">
      <style:text-properties officeooo:rsid="021a644d" officeooo:paragraph-rsid="021a644d"/>
    </style:style>
    <style:style style:name="P89" style:family="paragraph" style:parent-style-name="Screen">
      <style:text-properties officeooo:paragraph-rsid="023e58fa"/>
    </style:style>
    <style:style style:name="P90" style:family="paragraph" style:parent-style-name="Screen">
      <style:text-properties officeooo:paragraph-rsid="024941f0"/>
    </style:style>
    <style:style style:name="P91" style:family="paragraph" style:parent-style-name="Screen">
      <style:text-properties officeooo:paragraph-rsid="024c8c59"/>
    </style:style>
    <style:style style:name="P92" style:family="paragraph" style:parent-style-name="Screen">
      <style:text-properties officeooo:paragraph-rsid="025de14e"/>
    </style:style>
    <style:style style:name="P93" style:family="paragraph" style:parent-style-name="Screen">
      <style:text-properties officeooo:paragraph-rsid="025ed265"/>
    </style:style>
    <style:style style:name="P94" style:family="paragraph" style:parent-style-name="Screen">
      <style:text-properties officeooo:paragraph-rsid="025fed64"/>
    </style:style>
    <style:style style:name="P95" style:family="paragraph" style:parent-style-name="Screen">
      <style:text-properties officeooo:rsid="0237d172" officeooo:paragraph-rsid="024941f0"/>
    </style:style>
    <style:style style:name="P96" style:family="paragraph" style:parent-style-name="Screen">
      <style:text-properties officeooo:paragraph-rsid="0262bac0"/>
    </style:style>
    <style:style style:name="P97" style:family="paragraph" style:parent-style-name="Screen">
      <style:text-properties officeooo:paragraph-rsid="0263364c"/>
    </style:style>
    <style:style style:name="P98" style:family="paragraph" style:parent-style-name="Screen">
      <style:text-properties officeooo:paragraph-rsid="0264db6a"/>
    </style:style>
    <style:style style:name="P99" style:family="paragraph" style:parent-style-name="Screen">
      <style:text-properties officeooo:paragraph-rsid="02793195"/>
    </style:style>
    <style:style style:name="P100" style:family="paragraph" style:parent-style-name="Screen">
      <style:text-properties officeooo:paragraph-rsid="027bd858"/>
    </style:style>
    <style:style style:name="P101" style:family="paragraph" style:parent-style-name="Screen">
      <style:text-properties officeooo:paragraph-rsid="028533e5"/>
    </style:style>
    <style:style style:name="P102" style:family="paragraph" style:parent-style-name="Screen">
      <style:text-properties officeooo:paragraph-rsid="028e0bed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293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35c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36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06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1c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3d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b8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6f1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293ca" officeooo:paragraph-rsid="01f293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293ca" officeooo:paragraph-rsid="01f3b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5c30" officeooo:paragraph-rsid="01f35c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5c30" officeooo:paragraph-rsid="01f3e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684f" officeooo:paragraph-rsid="01f36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684f" officeooo:paragraph-rsid="0223d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bdfc" officeooo:paragraph-rsid="01f3b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bdfc" officeooo:paragraph-rsid="0221c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ee74" officeooo:paragraph-rsid="01f3e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5ddcf" officeooo:paragraph-rsid="01f5dd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62c4" officeooo:paragraph-rsid="02006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Preformatted_20_Text">
      <style:text-properties officeooo:paragraph-rsid="02047d05"/>
    </style:style>
    <style:style style:name="P124" style:family="paragraph" style:parent-style-name="Preformatted_20_Text">
      <style:text-properties officeooo:rsid="02047d05" officeooo:paragraph-rsid="02047d05"/>
    </style:style>
    <style:style style:name="P125" style:family="paragraph" style:parent-style-name="Preformatted_20_Text">
      <style:text-properties officeooo:rsid="01e73583"/>
    </style:style>
    <style:style style:name="P126" style:family="paragraph" style:parent-style-name="Preformatted_20_Text">
      <style:text-properties officeooo:paragraph-rsid="028533e5"/>
    </style:style>
    <style:style style:name="P12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1c512" officeooo:paragraph-rsid="01f1c5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text-properties officeooo:paragraph-rsid="023e58fa"/>
    </style:style>
    <style:style style:name="P129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31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32" style:family="paragraph" style:parent-style-name="Contents_20_4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P133" style:family="paragraph" style:parent-style-name="Screen">
      <style:text-properties officeooo:rsid="028e0bed" officeooo:paragraph-rsid="028e0bed"/>
    </style:style>
    <style:style style:name="P134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36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37" style:family="paragraph" style:parent-style-name="Contents_20_4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P138" style:family="paragraph" style:parent-style-name="Contents_20_Heading" style:master-page-name="ToC">
      <style:paragraph-properties style:page-number="1"/>
    </style:style>
    <style:style style:name="P139" style:family="paragraph" style:parent-style-name="Heading_20_1">
      <style:text-properties officeooo:rsid="02806f65" officeooo:paragraph-rsid="02806f65"/>
    </style:style>
    <style:style style:name="P140" style:family="paragraph" style:parent-style-name="Heading_20_1">
      <style:text-properties officeooo:paragraph-rsid="028533e5"/>
    </style:style>
    <style:style style:name="P141" style:family="paragraph" style:parent-style-name="Heading_20_1">
      <style:text-properties officeooo:paragraph-rsid="01d66dad"/>
    </style:style>
    <style:style style:name="P142" style:family="paragraph" style:parent-style-name="Heading_20_1">
      <style:text-properties officeooo:rsid="02564e54" officeooo:paragraph-rsid="02564e54"/>
    </style:style>
    <style:style style:name="P143" style:family="paragraph" style:parent-style-name="Heading_20_1">
      <style:text-properties officeooo:paragraph-rsid="02564e54"/>
    </style:style>
    <style:style style:name="P144" style:family="paragraph" style:parent-style-name="Heading_20_1" style:master-page-name="Body">
      <style:paragraph-properties style:page-number="1"/>
      <style:text-properties officeooo:paragraph-rsid="01c929c4"/>
    </style:style>
    <style:style style:name="P145" style:family="paragraph" style:parent-style-name="Heading_20_2">
      <style:text-properties officeooo:paragraph-rsid="028533e5"/>
    </style:style>
    <style:style style:name="P146" style:family="paragraph" style:parent-style-name="Heading_20_2">
      <style:text-properties officeooo:paragraph-rsid="01e47d87"/>
    </style:style>
    <style:style style:name="P147" style:family="paragraph" style:parent-style-name="Heading_20_2">
      <style:text-properties officeooo:paragraph-rsid="01d66dad"/>
    </style:style>
    <style:style style:name="P148" style:family="paragraph" style:parent-style-name="Heading_20_2">
      <style:text-properties style:font-name="Arial1" fo:font-size="14pt" fo:font-weight="bold" officeooo:rsid="02616b80" officeooo:paragraph-rsid="02616b80" style:font-size-asian="16pt" style:font-weight-asian="bold"/>
    </style:style>
    <style:style style:name="P149" style:family="paragraph" style:parent-style-name="Heading_20_3">
      <style:text-properties officeooo:paragraph-rsid="024941f0"/>
    </style:style>
    <style:style style:name="P150" style:family="paragraph" style:parent-style-name="Heading_20_3">
      <style:text-properties officeooo:paragraph-rsid="028380b9"/>
    </style:style>
    <style:style style:name="P151" style:family="paragraph" style:parent-style-name="Heading_20_3">
      <style:text-properties officeooo:paragraph-rsid="028533e5"/>
    </style:style>
    <style:style style:name="P152" style:family="paragraph" style:parent-style-name="Heading_20_3">
      <style:text-properties officeooo:rsid="020ad48d" officeooo:paragraph-rsid="020ad48d"/>
    </style:style>
    <style:style style:name="P153" style:family="paragraph" style:parent-style-name="Heading_20_3">
      <style:text-properties officeooo:paragraph-rsid="01d9a567"/>
    </style:style>
    <style:style style:name="P154" style:family="paragraph" style:parent-style-name="Heading_20_3">
      <style:text-properties officeooo:paragraph-rsid="02179eff"/>
    </style:style>
    <style:style style:name="P155" style:family="paragraph" style:parent-style-name="Heading_20_3">
      <style:text-properties officeooo:paragraph-rsid="021541e0"/>
    </style:style>
    <style:style style:name="P156" style:family="paragraph" style:parent-style-name="Heading_20_3">
      <style:text-properties officeooo:paragraph-rsid="0229779c"/>
    </style:style>
    <style:style style:name="P157" style:family="paragraph" style:parent-style-name="Heading_20_3">
      <style:text-properties style:font-name="Arial" fo:font-size="12pt" fo:font-weight="bold" officeooo:rsid="024f9c51" officeooo:paragraph-rsid="0268425a" style:font-name-asian="Lucida Sans Unicode" style:font-size-asian="14pt" style:font-weight-asian="bold" style:font-name-complex="Tahoma" style:font-size-complex="14pt" style:font-weight-complex="bold"/>
    </style:style>
    <style:style style:name="P158" style:family="paragraph" style:parent-style-name="Heading_20_3">
      <style:text-properties style:font-name="Arial" fo:font-size="12pt" fo:font-weight="bold" officeooo:rsid="024f9c51" officeooo:paragraph-rsid="026bad29" style:font-name-asian="Lucida Sans Unicode" style:font-size-asian="14pt" style:font-weight-asian="bold" style:font-name-complex="Tahoma" style:font-size-complex="14pt" style:font-weight-complex="bold"/>
    </style:style>
    <style:style style:name="P159" style:family="paragraph" style:parent-style-name="Heading_20_3">
      <style:text-properties style:font-name="Arial" fo:font-size="12pt" fo:font-weight="bold" officeooo:rsid="024f9c51" officeooo:paragraph-rsid="027183c6" style:font-name-asian="Lucida Sans Unicode" style:font-size-asian="14pt" style:font-weight-asian="bold" style:font-name-complex="Tahoma" style:font-size-complex="14pt" style:font-weight-complex="bold"/>
    </style:style>
    <style:style style:name="P160" style:family="paragraph" style:parent-style-name="Heading_20_3">
      <style:text-properties style:font-name="Arial" fo:font-size="12pt" fo:font-weight="bold" officeooo:rsid="024f9c51" officeooo:paragraph-rsid="026f91a7" style:font-name-asian="Lucida Sans Unicode" style:font-size-asian="14pt" style:font-weight-asian="bold" style:font-name-complex="Tahoma" style:font-size-complex="14pt" style:font-weight-complex="bold"/>
    </style:style>
    <style:style style:name="P161" style:family="paragraph" style:parent-style-name="Heading_20_3">
      <style:text-properties style:font-name="Arial" fo:font-size="12pt" fo:font-weight="bold" officeooo:rsid="0264db6a" officeooo:paragraph-rsid="027183c6" style:font-name-asian="Lucida Sans Unicode" style:font-size-asian="14pt" style:font-weight-asian="bold" style:font-name-complex="Tahoma" style:font-size-complex="14pt" style:font-weight-complex="bold"/>
    </style:style>
    <style:style style:name="P162" style:family="paragraph" style:parent-style-name="Heading_20_3">
      <style:text-properties officeooo:paragraph-rsid="027183c6"/>
    </style:style>
    <style:style style:name="P163" style:family="paragraph" style:parent-style-name="Heading_20_3">
      <style:text-properties officeooo:paragraph-rsid="022ad4c2"/>
    </style:style>
    <style:style style:name="P164" style:family="paragraph" style:parent-style-name="Heading_20_3">
      <style:text-properties officeooo:rsid="0269d10b" officeooo:paragraph-rsid="0269d10b"/>
    </style:style>
    <style:style style:name="P165" style:family="paragraph" style:parent-style-name="Heading_20_3">
      <style:text-properties officeooo:rsid="0269d10b" officeooo:paragraph-rsid="026bad29"/>
    </style:style>
    <style:style style:name="P166" style:family="paragraph" style:parent-style-name="Heading_20_3">
      <style:text-properties officeooo:paragraph-rsid="0269d10b"/>
    </style:style>
    <style:style style:name="P167" style:family="paragraph" style:parent-style-name="Heading_20_3">
      <style:text-properties officeooo:paragraph-rsid="026bad29"/>
    </style:style>
    <style:style style:name="P168" style:family="paragraph" style:parent-style-name="Heading_20_3">
      <style:text-properties officeooo:paragraph-rsid="0292579a"/>
    </style:style>
    <style:style style:name="P169" style:family="paragraph" style:parent-style-name="Heading_20_4">
      <style:text-properties officeooo:paragraph-rsid="023e58fa"/>
    </style:style>
    <style:style style:name="P170" style:family="paragraph" style:parent-style-name="Standard" style:list-style-name="L1">
      <style:text-properties officeooo:paragraph-rsid="023e58fa"/>
    </style:style>
    <style:style style:name="P171" style:family="paragraph" style:parent-style-name="Standard" style:list-style-name="L5"/>
    <style:style style:name="P172" style:family="paragraph" style:parent-style-name="Standard" style:list-style-name="L7"/>
    <style:style style:name="P173" style:family="paragraph" style:parent-style-name="Standard" style:list-style-name="L7">
      <style:text-properties officeooo:paragraph-rsid="029cdb5f"/>
    </style:style>
    <style:style style:name="P174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175" style:family="paragraph" style:parent-style-name="Text_20_body" style:list-style-name="L2">
      <style:text-properties officeooo:paragraph-rsid="024591bc"/>
    </style:style>
    <style:style style:name="P176" style:family="paragraph" style:parent-style-name="Text_20_body" style:list-style-name="L3">
      <style:text-properties officeooo:paragraph-rsid="02823937"/>
    </style:style>
    <style:style style:name="P177" style:family="paragraph" style:parent-style-name="Text_20_body" style:list-style-name="L3">
      <style:text-properties officeooo:rsid="028380b9" officeooo:paragraph-rsid="028380b9"/>
    </style:style>
    <style:style style:name="P178" style:family="paragraph" style:parent-style-name="Text_20_body" style:list-style-name="L4"/>
    <style:style style:name="P179" style:family="paragraph" style:parent-style-name="Text_20_body" style:list-style-name="L2">
      <style:paragraph-properties fo:margin-top="0cm" fo:margin-bottom="0cm" style:contextual-spacing="false"/>
    </style:style>
    <style:style style:name="P180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style:font-name="DejaVu Serif"/>
    </style:style>
    <style:style style:name="T2" style:family="text">
      <style:text-properties style:font-name="DejaVu Serif" officeooo:rsid="01c9d049"/>
    </style:style>
    <style:style style:name="T3" style:family="text">
      <style:text-properties style:font-name="DejaVu Serif" officeooo:rsid="01d03a69"/>
    </style:style>
    <style:style style:name="T4" style:family="text">
      <style:text-properties style:font-name="DejaVu Serif" officeooo:rsid="01d2ff18"/>
    </style:style>
    <style:style style:name="T5" style:family="text">
      <style:text-properties style:font-name="DejaVu Serif" officeooo:rsid="01d48df3"/>
    </style:style>
    <style:style style:name="T6" style:family="text">
      <style:text-properties style:font-name="DejaVu Serif" officeooo:rsid="01daa577"/>
    </style:style>
    <style:style style:name="T7" style:family="text">
      <style:text-properties style:font-name="DejaVu Serif" officeooo:rsid="01daf4ee"/>
    </style:style>
    <style:style style:name="T8" style:family="text">
      <style:text-properties style:font-name="DejaVu Serif" officeooo:rsid="01e02635"/>
    </style:style>
    <style:style style:name="T9" style:family="text">
      <style:text-properties style:font-name="DejaVu Serif" officeooo:rsid="01e10153"/>
    </style:style>
    <style:style style:name="T10" style:family="text">
      <style:text-properties style:font-name="DejaVu Serif" officeooo:rsid="01e80682"/>
    </style:style>
    <style:style style:name="T11" style:family="text">
      <style:text-properties style:font-name="DejaVu Serif" officeooo:rsid="01f10c7d"/>
    </style:style>
    <style:style style:name="T12" style:family="text">
      <style:text-properties style:font-name="DejaVu Serif" officeooo:rsid="01f60ca8"/>
    </style:style>
    <style:style style:name="T13" style:family="text">
      <style:text-properties style:font-name="DejaVu Serif" officeooo:rsid="01f70b8c"/>
    </style:style>
    <style:style style:name="T14" style:family="text">
      <style:text-properties style:font-name="DejaVu Serif" officeooo:rsid="01e16dc8"/>
    </style:style>
    <style:style style:name="T15" style:family="text">
      <style:text-properties style:font-name="DejaVu Serif" officeooo:rsid="021b2df9"/>
    </style:style>
    <style:style style:name="T16" style:family="text">
      <style:text-properties style:font-name="DejaVu Serif" officeooo:rsid="02275da6"/>
    </style:style>
    <style:style style:name="T17" style:family="text">
      <style:text-properties style:font-name="DejaVu Serif" officeooo:rsid="022cedc6"/>
    </style:style>
    <style:style style:name="T18" style:family="text">
      <style:text-properties style:font-name="DejaVu Serif" officeooo:rsid="022ead97"/>
    </style:style>
    <style:style style:name="T19" style:family="text">
      <style:text-properties style:font-name="DejaVu Serif" officeooo:rsid="022ee1af"/>
    </style:style>
    <style:style style:name="T20" style:family="text">
      <style:text-properties style:font-name="DejaVu Serif" officeooo:rsid="0231a35d"/>
    </style:style>
    <style:style style:name="T21" style:family="text">
      <style:text-properties style:font-name="DejaVu Serif" officeooo:rsid="023303d6"/>
    </style:style>
    <style:style style:name="T22" style:family="text">
      <style:text-properties style:font-name="DejaVu Serif" officeooo:rsid="0238d490"/>
    </style:style>
    <style:style style:name="T23" style:family="text">
      <style:text-properties style:font-name="DejaVu Serif" officeooo:rsid="024402b7"/>
    </style:style>
    <style:style style:name="T24" style:family="text">
      <style:text-properties style:font-name="DejaVu Serif" officeooo:rsid="024591bc"/>
    </style:style>
    <style:style style:name="T25" style:family="text">
      <style:text-properties style:font-name="DejaVu Serif" officeooo:rsid="0267f4b3"/>
    </style:style>
    <style:style style:name="T26" style:family="text">
      <style:text-properties style:font-name="DejaVu Serif" officeooo:rsid="0269d10b"/>
    </style:style>
    <style:style style:name="T27" style:family="text">
      <style:text-properties style:font-name="DejaVu Serif" officeooo:rsid="026d220f"/>
    </style:style>
    <style:style style:name="T28" style:family="text">
      <style:text-properties style:font-name="DejaVu Serif" officeooo:rsid="027bd858"/>
    </style:style>
    <style:style style:name="T29" style:family="text">
      <style:text-properties style:font-name="DejaVu Serif" officeooo:rsid="02823937"/>
    </style:style>
    <style:style style:name="T30" style:family="text">
      <style:text-properties style:font-name="DejaVu Serif" officeooo:rsid="028380b9"/>
    </style:style>
    <style:style style:name="T31" style:family="text">
      <style:text-properties style:font-name="DejaVu Serif" officeooo:rsid="02855242"/>
    </style:style>
    <style:style style:name="T32" style:family="text">
      <style:text-properties style:font-name="DejaVu Serif" officeooo:rsid="02875667"/>
    </style:style>
    <style:style style:name="T33" style:family="text">
      <style:text-properties style:font-name="DejaVu Serif" officeooo:rsid="0287efa0"/>
    </style:style>
    <style:style style:name="T34" style:family="text">
      <style:text-properties style:font-name="DejaVu Serif" officeooo:rsid="028e796a"/>
    </style:style>
    <style:style style:name="T35" style:family="text">
      <style:text-properties style:font-name="DejaVu Serif" officeooo:rsid="0295af96"/>
    </style:style>
    <style:style style:name="T36" style:family="text">
      <style:text-properties style:font-name="DejaVu Serif" officeooo:rsid="029a4a75"/>
    </style:style>
    <style:style style:name="T37" style:family="text">
      <style:text-properties style:font-name="DejaVu Serif" officeooo:rsid="029b915c"/>
    </style:style>
    <style:style style:name="T38" style:family="text">
      <style:text-properties style:font-name="DejaVu Serif" officeooo:rsid="029cdb5f"/>
    </style:style>
    <style:style style:name="T39" style:family="text">
      <style:text-properties style:font-name="Arial" fo:font-size="12pt" fo:font-weight="bold" officeooo:rsid="02179eff" style:font-name-asian="Lucida Sans Unicode" style:font-size-asian="14pt" style:font-weight-asian="bold" style:font-name-complex="Tahoma" style:font-size-complex="14pt" style:font-weight-complex="bold"/>
    </style:style>
    <style:style style:name="T40" style:family="text">
      <style:text-properties style:font-name="Arial" fo:font-size="12pt" fo:font-weight="bold" officeooo:rsid="022ead97" style:font-name-asian="Lucida Sans Unicode" style:font-size-asian="14pt" style:font-weight-asian="bold" style:font-name-complex="Tahoma" style:font-size-complex="14pt" style:font-weight-complex="bold"/>
    </style:style>
    <style:style style:name="T41" style:family="text">
      <style:text-properties style:font-name="Arial" fo:font-size="12pt" fo:font-weight="bold" officeooo:rsid="0229779c" style:font-name-asian="Lucida Sans Unicode" style:font-size-asian="14pt" style:font-weight-asian="bold" style:font-name-complex="Tahoma" style:font-size-complex="14pt" style:font-weight-complex="bold"/>
    </style:style>
    <style:style style:name="T42" style:family="text">
      <style:text-properties style:font-name="Arial" fo:font-size="12pt" fo:font-weight="bold" officeooo:rsid="01d66dad" style:font-name-asian="Lucida Sans Unicode" style:font-size-asian="14pt" style:font-weight-asian="bold" style:font-name-complex="Tahoma" style:font-size-complex="14pt" style:font-weight-complex="bold"/>
    </style:style>
    <style:style style:name="T43" style:family="text">
      <style:text-properties style:font-name="Arial" fo:font-size="12pt" fo:font-weight="bold" officeooo:rsid="022ee1af" style:font-name-asian="Lucida Sans Unicode" style:font-size-asian="14pt" style:font-weight-asian="bold" style:font-name-complex="Tahoma" style:font-size-complex="14pt" style:font-weight-complex="bold"/>
    </style:style>
    <style:style style:name="T44" style:family="text">
      <style:text-properties style:font-name="Arial" fo:font-size="12pt" fo:font-weight="bold" officeooo:rsid="026bad29" style:font-name-asian="Lucida Sans Unicode" style:font-size-asian="14pt" style:font-weight-asian="bold" style:font-name-complex="Tahoma" style:font-size-complex="14pt" style:font-weight-complex="bold"/>
    </style:style>
    <style:style style:name="T45" style:family="text">
      <style:text-properties style:font-name="Arial" fo:font-size="12pt" fo:font-weight="bold" officeooo:rsid="022ad4c2" style:font-name-asian="Lucida Sans Unicode" style:font-size-asian="14pt" style:font-weight-asian="bold" style:font-name-complex="Tahoma" style:font-size-complex="14pt" style:font-weight-complex="bold"/>
    </style:style>
    <style:style style:name="T46" style:family="text">
      <style:text-properties style:font-name="Arial" fo:font-size="12pt" fo:font-weight="bold" officeooo:rsid="0269d10b" style:font-name-asian="Lucida Sans Unicode" style:font-size-asian="14pt" style:font-weight-asian="bold" style:font-name-complex="Tahoma" style:font-size-complex="14pt" style:font-weight-complex="bold"/>
    </style:style>
    <style:style style:name="T47" style:family="text">
      <style:text-properties style:font-name="Arial" fo:font-size="12pt" fo:font-weight="bold" officeooo:rsid="02746cac" style:font-name-asian="Lucida Sans Unicode" style:font-size-asian="14pt" style:font-weight-asian="bold" style:font-name-complex="Tahoma" style:font-size-complex="14pt" style:font-weight-complex="bold"/>
    </style:style>
    <style:style style:name="T48" style:family="text">
      <style:text-properties officeooo:rsid="01d03a69"/>
    </style:style>
    <style:style style:name="T49" style:family="text">
      <style:text-properties officeooo:rsid="01d17a66"/>
    </style:style>
    <style:style style:name="T50" style:family="text">
      <style:text-properties officeooo:rsid="01d2ff18"/>
    </style:style>
    <style:style style:name="T51" style:family="text">
      <style:text-properties style:font-name="Courier New" fo:font-size="10pt" officeooo:rsid="01d2ff18" style:font-name-asian="Courier New" style:font-size-asian="10pt" style:font-name-complex="Courier New" style:font-size-complex="10pt"/>
    </style:style>
    <style:style style:name="T52" style:family="text">
      <style:text-properties style:font-name="Courier New" fo:font-size="10pt" officeooo:rsid="02047d05" style:font-name-asian="Courier New" style:font-size-asian="10pt" style:font-name-complex="Courier New" style:font-size-complex="10pt"/>
    </style:style>
    <style:style style:name="T53" style:family="text">
      <style:text-properties officeooo:rsid="01d48df3"/>
    </style:style>
    <style:style style:name="T54" style:family="text">
      <style:text-properties officeooo:rsid="01d66dad"/>
    </style:style>
    <style:style style:name="T55" style:family="text">
      <style:text-properties style:font-name="Arial1" fo:font-size="18pt" fo:font-weight="bold" officeooo:rsid="01d88a23" style:letter-kerning="true" style:font-size-asian="18pt" style:font-weight-asian="bold"/>
    </style:style>
    <style:style style:name="T56" style:family="text">
      <style:text-properties officeooo:rsid="081e0304"/>
    </style:style>
    <style:style style:name="T57" style:family="text">
      <style:text-properties officeooo:rsid="081f19a8"/>
    </style:style>
    <style:style style:name="T58" style:family="text">
      <style:text-properties officeooo:rsid="01daa577"/>
    </style:style>
    <style:style style:name="T59" style:family="text">
      <style:text-properties style:use-window-font-color="true" loext:opacity="0%"/>
    </style:style>
    <style:style style:name="T60" style:family="text">
      <style:text-properties style:use-window-font-color="true" loext:opacity="0%" fo:font-weight="normal" style:font-weight-asian="normal" style:font-weight-complex="normal"/>
    </style:style>
    <style:style style:name="T61" style:family="text">
      <style:text-properties style:use-window-font-color="true" loext:opacity="0%" fo:font-weight="normal" officeooo:rsid="0070d0e3" style:font-weight-asian="normal" style:font-weight-complex="normal"/>
    </style:style>
    <style:style style:name="T62" style:family="text">
      <style:text-properties style:use-window-font-color="true" loext:opacity="0%" fo:language="en" fo:country="GB" fo:font-weight="normal" officeooo:rsid="0083c886" style:font-weight-asian="normal" style:font-weight-complex="normal"/>
    </style:style>
    <style:style style:name="T63" style:family="text">
      <style:text-properties style:use-window-font-color="true" loext:opacity="0%" fo:language="en" fo:country="GB" fo:font-weight="normal" officeooo:rsid="01daa577" style:font-weight-asian="normal" style:font-weight-complex="normal"/>
    </style:style>
    <style:style style:name="T64" style:family="text">
      <style:text-properties style:use-window-font-color="true" loext:opacity="0%" fo:language="en" fo:country="GB" fo:font-weight="normal" officeooo:rsid="02793195" style:font-weight-asian="normal" style:font-weight-complex="normal"/>
    </style:style>
    <style:style style:name="T65" style:family="text">
      <style:text-properties fo:font-weight="normal" officeooo:rsid="009c006f" style:font-weight-asian="normal" style:font-weight-complex="normal"/>
    </style:style>
    <style:style style:name="T66" style:family="text">
      <style:text-properties fo:font-weight="normal" officeooo:rsid="00727fc8" style:font-weight-asian="normal" style:font-weight-complex="normal"/>
    </style:style>
    <style:style style:name="T67" style:family="text">
      <style:text-properties officeooo:rsid="01dce844"/>
    </style:style>
    <style:style style:name="T68" style:family="text">
      <style:text-properties officeooo:rsid="01de8305"/>
    </style:style>
    <style:style style:name="T69" style:family="text">
      <style:text-properties officeooo:rsid="01e02635"/>
    </style:style>
    <style:style style:name="T70" style:family="text">
      <style:text-properties officeooo:rsid="01e10153"/>
    </style:style>
    <style:style style:name="T71" style:family="text">
      <style:text-properties officeooo:rsid="01e16dc8"/>
    </style:style>
    <style:style style:name="T72" style:family="text">
      <style:text-properties officeooo:rsid="01e2ba6a"/>
    </style:style>
    <style:style style:name="T73" style:family="text">
      <style:text-properties officeooo:rsid="01e5d580"/>
    </style:style>
    <style:style style:name="T74" style:family="text">
      <style:text-properties officeooo:rsid="01e61cf2"/>
    </style:style>
    <style:style style:name="T75" style:family="text">
      <style:text-properties style:font-name="DejaVu Sans Mono" fo:font-size="9pt" officeooo:rsid="01e9b074"/>
    </style:style>
    <style:style style:name="T76" style:family="text">
      <style:text-properties style:font-name="DejaVu Sans Mono" fo:font-size="9pt" officeooo:rsid="01eaeecc"/>
    </style:style>
    <style:style style:name="T77" style:family="text">
      <style:text-properties style:font-name="DejaVu Sans Mono" fo:font-size="9pt" officeooo:rsid="0204c16d"/>
    </style:style>
    <style:style style:name="T78" style:family="text">
      <style:text-properties style:font-name="DejaVu Sans Mono" fo:font-size="9pt" officeooo:rsid="020c1676"/>
    </style:style>
    <style:style style:name="T79" style:family="text">
      <style:text-properties style:font-name="DejaVu Sans Mono" fo:font-size="9pt" officeooo:rsid="0237d172"/>
    </style:style>
    <style:style style:name="T80" style:family="text">
      <style:text-properties style:font-name="DejaVu Sans Mono" fo:font-size="9pt" officeooo:rsid="024941f0"/>
    </style:style>
    <style:style style:name="T81" style:family="text">
      <style:text-properties style:font-name="DejaVu Sans Mono" fo:font-size="9pt" officeooo:rsid="024c29ed"/>
    </style:style>
    <style:style style:name="T82" style:family="text">
      <style:text-properties style:font-name="DejaVu Sans Mono" fo:font-size="9pt" officeooo:rsid="024c8c59"/>
    </style:style>
    <style:style style:name="T83" style:family="text">
      <style:text-properties style:font-name="DejaVu Sans Mono" fo:font-size="9pt" officeooo:rsid="025ed265"/>
    </style:style>
    <style:style style:name="T84" style:family="text">
      <style:text-properties style:font-name="DejaVu Sans Mono" fo:font-size="9pt" officeooo:rsid="025fed64"/>
    </style:style>
    <style:style style:name="T85" style:family="text">
      <style:text-properties style:font-name="DejaVu Sans Mono" fo:font-size="9pt" officeooo:rsid="0264db6a"/>
    </style:style>
    <style:style style:name="T86" style:family="text">
      <style:text-properties style:font-name="DejaVu Sans Mono" fo:font-size="9pt" officeooo:rsid="027bd858"/>
    </style:style>
    <style:style style:name="T87" style:family="text">
      <style:text-properties officeooo:rsid="01e7ed75"/>
    </style:style>
    <style:style style:name="T88" style:family="text">
      <style:text-properties officeooo:rsid="01e9b074"/>
    </style:style>
    <style:style style:name="T89" style:family="text">
      <style:text-properties officeooo:rsid="01f293ca"/>
    </style:style>
    <style:style style:name="T90" style:family="text">
      <style:text-properties officeooo:rsid="01f35c30"/>
    </style:style>
    <style:style style:name="T91" style:family="text">
      <style:text-properties officeooo:rsid="01f3684f"/>
    </style:style>
    <style:style style:name="T92" style:family="text">
      <style:text-properties officeooo:rsid="01f3bdfc"/>
    </style:style>
    <style:style style:name="T93" style:family="text">
      <style:text-properties officeooo:rsid="01f3ee74"/>
    </style:style>
    <style:style style:name="T94" style:family="text">
      <style:text-properties officeooo:rsid="01f60ca8"/>
    </style:style>
    <style:style style:name="T95" style:family="text">
      <style:text-properties officeooo:rsid="01f70b8c"/>
    </style:style>
    <style:style style:name="T96" style:family="text">
      <style:text-properties officeooo:rsid="01fb55d9"/>
    </style:style>
    <style:style style:name="T97" style:family="text">
      <style:text-properties officeooo:rsid="01fc759b"/>
    </style:style>
    <style:style style:name="T98" style:family="text">
      <style:text-properties officeooo:rsid="020062c4"/>
    </style:style>
    <style:style style:name="T99" style:family="text">
      <style:text-properties officeooo:rsid="02047d05"/>
    </style:style>
    <style:style style:name="T100" style:family="text">
      <style:text-properties officeooo:rsid="020824de"/>
    </style:style>
    <style:style style:name="T101" style:family="text">
      <style:text-properties officeooo:rsid="020c1676"/>
    </style:style>
    <style:style style:name="T102" style:family="text">
      <style:text-properties officeooo:rsid="020de389"/>
    </style:style>
    <style:style style:name="T103" style:family="text">
      <style:text-properties officeooo:rsid="020f661e"/>
    </style:style>
    <style:style style:name="T104" style:family="text">
      <style:text-properties officeooo:rsid="020f71e6"/>
    </style:style>
    <style:style style:name="T105" style:family="text">
      <style:text-properties officeooo:rsid="021541e0"/>
    </style:style>
    <style:style style:name="T106" style:family="text">
      <style:text-properties officeooo:rsid="02179eff"/>
    </style:style>
    <style:style style:name="T107" style:family="text">
      <style:text-properties officeooo:rsid="081e7e55"/>
    </style:style>
    <style:style style:name="T108" style:family="text">
      <style:text-properties officeooo:rsid="021a644d"/>
    </style:style>
    <style:style style:name="T109" style:family="text">
      <style:text-properties officeooo:rsid="021de298"/>
    </style:style>
    <style:style style:name="T110" style:family="text">
      <style:text-properties officeooo:rsid="0223d46a"/>
    </style:style>
    <style:style style:name="T111" style:family="text">
      <style:text-properties officeooo:rsid="02275da6"/>
    </style:style>
    <style:style style:name="T112" style:family="text">
      <style:text-properties officeooo:rsid="02277f68"/>
    </style:style>
    <style:style style:name="T113" style:family="text">
      <style:text-properties officeooo:rsid="022ad4c2"/>
    </style:style>
    <style:style style:name="T114" style:family="text">
      <style:text-properties officeooo:rsid="022b8a35"/>
    </style:style>
    <style:style style:name="T115" style:family="text">
      <style:text-properties officeooo:rsid="022c5f8a"/>
    </style:style>
    <style:style style:name="T116" style:family="text">
      <style:text-properties officeooo:rsid="022cedc6"/>
    </style:style>
    <style:style style:name="T117" style:family="text">
      <style:text-properties officeooo:rsid="022ead97"/>
    </style:style>
    <style:style style:name="T118" style:family="text">
      <style:text-properties officeooo:rsid="0230a432"/>
    </style:style>
    <style:style style:name="T119" style:family="text">
      <style:text-properties officeooo:rsid="0231a35d"/>
    </style:style>
    <style:style style:name="T120" style:family="text">
      <style:text-properties officeooo:rsid="023303d6"/>
    </style:style>
    <style:style style:name="T121" style:family="text">
      <style:text-properties officeooo:rsid="0234e078"/>
    </style:style>
    <style:style style:name="T122" style:family="text">
      <style:text-properties officeooo:rsid="0237d172"/>
    </style:style>
    <style:style style:name="T123" style:family="text">
      <style:text-properties officeooo:rsid="0238d490"/>
    </style:style>
    <style:style style:name="T124" style:family="text">
      <style:text-properties officeooo:rsid="024402b7"/>
    </style:style>
    <style:style style:name="T125" style:family="text">
      <style:text-properties officeooo:rsid="024591bc"/>
    </style:style>
    <style:style style:name="T126" style:family="text">
      <style:text-properties officeooo:rsid="024c8c59"/>
    </style:style>
    <style:style style:name="T127" style:family="text">
      <style:text-properties officeooo:rsid="02233666"/>
    </style:style>
    <style:style style:name="T128" style:family="text">
      <style:text-properties officeooo:rsid="02537b17"/>
    </style:style>
    <style:style style:name="T129" style:family="text">
      <style:text-properties officeooo:rsid="025a3c3b"/>
    </style:style>
    <style:style style:name="T130" style:family="text">
      <style:text-properties officeooo:rsid="025de14e"/>
    </style:style>
    <style:style style:name="T131" style:family="text">
      <style:text-properties officeooo:rsid="025ed265"/>
    </style:style>
    <style:style style:name="T132" style:family="text">
      <style:text-properties officeooo:rsid="02616b80"/>
    </style:style>
    <style:style style:name="T133" style:family="text">
      <style:text-properties officeooo:rsid="0262bac0"/>
    </style:style>
    <style:style style:name="T134" style:family="text">
      <style:text-properties officeooo:rsid="0263364c"/>
    </style:style>
    <style:style style:name="T135" style:family="text">
      <style:text-properties officeooo:rsid="0264db6a"/>
    </style:style>
    <style:style style:name="T136" style:family="text">
      <style:text-properties officeooo:rsid="0266a0bc"/>
    </style:style>
    <style:style style:name="T137" style:family="text">
      <style:text-properties officeooo:rsid="0269d10b"/>
    </style:style>
    <style:style style:name="T138" style:family="text">
      <style:text-properties officeooo:rsid="026b82c5"/>
    </style:style>
    <style:style style:name="T139" style:family="text">
      <style:text-properties officeooo:rsid="026bad29"/>
    </style:style>
    <style:style style:name="T140" style:family="text">
      <style:text-properties officeooo:rsid="026d220f"/>
    </style:style>
    <style:style style:name="T141" style:family="text">
      <style:text-properties officeooo:rsid="026f91a7"/>
    </style:style>
    <style:style style:name="T142" style:family="text">
      <style:text-properties officeooo:rsid="02786a3f"/>
    </style:style>
    <style:style style:name="T143" style:family="text">
      <style:text-properties officeooo:rsid="02823937"/>
    </style:style>
    <style:style style:name="T144" style:family="text">
      <style:text-properties officeooo:rsid="028380b9"/>
    </style:style>
    <style:style style:name="T145" style:family="text">
      <style:text-properties officeooo:rsid="028533e5"/>
    </style:style>
    <style:style style:name="T146" style:family="text">
      <style:text-properties officeooo:rsid="028621fb"/>
    </style:style>
    <style:style style:name="T147" style:family="text">
      <style:text-properties officeooo:rsid="02875667"/>
    </style:style>
    <style:style style:name="T148" style:family="text">
      <style:text-properties officeooo:rsid="0287efa0"/>
    </style:style>
    <style:style style:name="T149" style:family="text">
      <style:text-properties officeooo:rsid="028baa3c"/>
    </style:style>
    <style:style style:name="T150" style:family="text">
      <style:text-properties officeooo:rsid="028e0bed"/>
    </style:style>
    <style:style style:name="T151" style:family="text">
      <style:text-properties officeooo:rsid="028e796a"/>
    </style:style>
    <style:style style:name="T152" style:family="text">
      <style:text-properties officeooo:rsid="0292579a"/>
    </style:style>
    <style:style style:name="T153" style:family="text">
      <style:text-properties officeooo:rsid="02936f9d"/>
    </style:style>
    <style:style style:name="T154" style:family="text">
      <style:text-properties officeooo:rsid="0295af96"/>
    </style:style>
    <style:style style:name="T155" style:family="text">
      <style:text-properties officeooo:rsid="029672c4"/>
    </style:style>
    <style:style style:name="T156" style:family="text">
      <style:text-properties officeooo:rsid="02977331"/>
    </style:style>
    <style:style style:name="T157" style:family="text">
      <style:text-properties officeooo:rsid="0298c4dd"/>
    </style:style>
    <style:style style:name="T158" style:family="text">
      <style:text-properties officeooo:rsid="029a4a75"/>
    </style:style>
    <style:style style:name="T159" style:family="text">
      <style:text-properties officeooo:rsid="029b915c"/>
    </style:style>
    <style:style style:name="T160" style:family="text">
      <style:text-properties officeooo:rsid="029cdb5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4"><text:user-defined style:data-style-name="N0" text:name="Client">Auroville</text:user-defined><text:tab/><text:title>wireguard-kit user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wireguard-kit user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8">Table of Contents</text:p>
          </text:index-title>
          <text:p text:style-name="P134"><text:a xlink:type="simple" xlink:href="#__RefHeading___Toc3038_721078307" text:style-name="Internet_20_link" text:visited-style-name="Internet_20_link"><text:s/>1 <text:s/>Introduction<text:tab/>1</text:a></text:p>
          <text:p text:style-name="P134"><text:a xlink:type="simple" xlink:href="#__RefHeading___Toc2617_2271609866" text:style-name="Internet_20_link" text:visited-style-name="Internet_20_link"><text:s/>2 <text:s/>Server<text:tab/>1</text:a></text:p>
          <text:p text:style-name="P135"><text:a xlink:type="simple" xlink:href="#__RefHeading___Toc3814_3191170870" text:style-name="Internet_20_link" text:visited-style-name="Internet_20_link"><text:s/>2.1 <text:s/>Install WireGuard<text:tab/>1</text:a></text:p>
          <text:p text:style-name="P135"><text:a xlink:type="simple" xlink:href="#__RefHeading___Toc1363_1325877360" text:style-name="Internet_20_link" text:visited-style-name="Internet_20_link"><text:s/>2.2 <text:s/>Install wireguard-kit<text:tab/>1</text:a></text:p>
          <text:p text:style-name="P136"><text:a xlink:type="simple" xlink:href="#__RefHeading___Toc1365_1325877360" text:style-name="Internet_20_link" text:visited-style-name="Internet_20_link"><text:s/>2.2.1 <text:s/>From tarball<text:tab/>1</text:a></text:p>
          <text:p text:style-name="P136"><text:a xlink:type="simple" xlink:href="#__RefHeading__4680_139386350" text:style-name="Internet_20_link" text:visited-style-name="Internet_20_link"><text:s/>2.2.2 <text:s/>From .deb<text:tab/>2</text:a></text:p>
          <text:p text:style-name="P135"><text:a xlink:type="simple" xlink:href="#__RefHeading___Toc1367_1325877360" text:style-name="Internet_20_link" text:visited-style-name="Internet_20_link"><text:s/>2.3 <text:s/>Configuration<text:tab/>2</text:a></text:p>
          <text:p text:style-name="P136"><text:a xlink:type="simple" xlink:href="#__RefHeading___Toc1133_1260381470" text:style-name="Internet_20_link" text:visited-style-name="Internet_20_link"><text:s/>2.3.1 <text:s/>WireGuard endpoint name/address resolution<text:tab/>2</text:a></text:p>
          <text:p text:style-name="P136"><text:a xlink:type="simple" xlink:href="#__RefHeading___Toc5060_1729467994" text:style-name="Internet_20_link" text:visited-style-name="Internet_20_link"><text:s/>2.3.2 <text:s/>WireGuard<text:tab/>2</text:a></text:p>
          <text:p text:style-name="P136"><text:a xlink:type="simple" xlink:href="#__RefHeading___Toc4933_874229512" text:style-name="Internet_20_link" text:visited-style-name="Internet_20_link"><text:s/>2.3.3 <text:s/>wireguard_client_admin<text:tab/>2</text:a></text:p>
          <text:p text:style-name="P136"><text:a xlink:type="simple" xlink:href="#__RefHeading___Toc6758_4263516519" text:style-name="Internet_20_link" text:visited-style-name="Internet_20_link"><text:s/>2.3.4 <text:s/>WireGuard logging<text:tab/>3</text:a></text:p>
          <text:p text:style-name="P137"><text:a xlink:type="simple" xlink:href="#__RefHeading___Toc6760_4263516519" text:style-name="Internet_20_link" text:visited-style-name="Internet_20_link"><text:s/>2.3.4.1 <text:s/>cron<text:tab/>3</text:a></text:p>
          <text:p text:style-name="P137"><text:a xlink:type="simple" xlink:href="#__RefHeading___Toc6762_4263516519" text:style-name="Internet_20_link" text:visited-style-name="Internet_20_link"><text:s/>2.3.4.2 <text:s/>systemd<text:tab/>3</text:a></text:p>
          <text:p text:style-name="P136"><text:a xlink:type="simple" xlink:href="#__RefHeading___Toc2692_3517624651" text:style-name="Internet_20_link" text:visited-style-name="Internet_20_link"><text:s/>2.3.5 <text:s/>IPv4 forwarding<text:tab/>3</text:a></text:p>
          <text:p text:style-name="P136"><text:a xlink:type="simple" xlink:href="#__RefHeading___Toc21906_1969244412" text:style-name="Internet_20_link" text:visited-style-name="Internet_20_link"><text:s/>2.3.6 <text:s/>nftables (optional)<text:tab/>3</text:a></text:p>
          <text:p text:style-name="P135"><text:a xlink:type="simple" xlink:href="#__RefHeading___Toc3988_3191170870" text:style-name="Internet_20_link" text:visited-style-name="Internet_20_link"><text:s/>2.4 <text:s/>List clients<text:tab/>3</text:a></text:p>
          <text:p text:style-name="P135"><text:a xlink:type="simple" xlink:href="#__RefHeading___Toc6764_4263516519" text:style-name="Internet_20_link" text:visited-style-name="Internet_20_link"><text:s/>2.5 <text:s/>Active client log<text:tab/>3</text:a></text:p>
          <text:p text:style-name="P135"><text:a xlink:type="simple" xlink:href="#__RefHeading___Toc2635_2271609866" text:style-name="Internet_20_link" text:visited-style-name="Internet_20_link"><text:s/>2.6 <text:s/>Remove a client<text:tab/>3</text:a></text:p>
          <text:p text:style-name="P134"><text:a xlink:type="simple" xlink:href="#__RefHeading___Toc1137_1260381470" text:style-name="Internet_20_link" text:visited-style-name="Internet_20_link"><text:s/>3 <text:s/>Clients<text:tab/>3</text:a></text:p>
          <text:p text:style-name="P135"><text:a xlink:type="simple" xlink:href="#__RefHeading___Toc2621_2271609866" text:style-name="Internet_20_link" text:visited-style-name="Internet_20_link"><text:s/>3.1 <text:s/>ssh accessible Debian<text:tab/>4</text:a></text:p>
          <text:p text:style-name="P135"><text:a xlink:type="simple" xlink:href="#__RefHeading___Toc2623_2271609866" text:style-name="Internet_20_link" text:visited-style-name="Internet_20_link"><text:s/>3.2 <text:s/>Other clients<text:tab/>4</text:a></text:p>
          <text:p text:style-name="P136"><text:a xlink:type="simple" xlink:href="#__RefHeading___Toc2629_2271609866" text:style-name="Internet_20_link" text:visited-style-name="Internet_20_link"><text:s/>3.2.1 <text:s/>Android (5 and later)<text:tab/>4</text:a></text:p>
          <text:p text:style-name="P136"><text:a xlink:type="simple" xlink:href="#__RefHeading___Toc55433_4053960685" text:style-name="Internet_20_link" text:visited-style-name="Internet_20_link"><text:s/>3.2.2 <text:s/>Debian (Buster and later)<text:tab/>4</text:a></text:p>
          <text:p text:style-name="P137"><text:a xlink:type="simple" xlink:href="#__RefHeading___Toc44555_4053960685" text:style-name="Internet_20_link" text:visited-style-name="Internet_20_link"><text:s/>3.2.2.1 <text:s/>restart_wireguard_on_no_connection<text:tab/>4</text:a></text:p>
          <text:p text:style-name="P136"><text:a xlink:type="simple" xlink:href="#__RefHeading___Toc2631_2271609866" text:style-name="Internet_20_link" text:visited-style-name="Internet_20_link"><text:s/>3.2.3 <text:s/>Windows client<text:tab/>5</text:a></text:p>
          <text:p text:style-name="P136"><text:a xlink:type="simple" xlink:href="#__RefHeading___Toc3990_3191170870" text:style-name="Internet_20_link" text:visited-style-name="Internet_20_link"><text:s/>3.2.4 <text:s/>Set up an other OS client<text:tab/>5</text:a></text:p>
          <text:p text:style-name="P134"><text:a xlink:type="simple" xlink:href="#__RefHeading___Toc2637_2271609866" text:style-name="Internet_20_link" text:visited-style-name="Internet_20_link"><text:s/>4 <text:s/>Standby WireGuard server (optional)<text:tab/>5</text:a></text:p>
          <text:p text:style-name="P135"><text:a xlink:type="simple" xlink:href="#__RefHeading___Toc1369_1325877360" text:style-name="Internet_20_link" text:visited-style-name="Internet_20_link"><text:s/>4.1 <text:s/>Set up a standby wireguard-kit server<text:tab/>5</text:a></text:p>
          <text:p text:style-name="P136"><text:a xlink:type="simple" xlink:href="#__RefHeading___Toc1371_1325877360" text:style-name="Internet_20_link" text:visited-style-name="Internet_20_link"><text:s/>4.1.1 <text:s/>Standby server: install and conf<text:tab/>5</text:a></text:p>
          <text:p text:style-name="P136"><text:a xlink:type="simple" xlink:href="#__RefHeading___Toc4511_725830709" text:style-name="Internet_20_link" text:visited-style-name="Internet_20_link"><text:s/>4.1.2 <text:s/>Production server: ssh<text:tab/>5</text:a></text:p>
          <text:p text:style-name="P136"><text:a xlink:type="simple" xlink:href="#__RefHeading___Toc6766_4263516519" text:style-name="Internet_20_link" text:visited-style-name="Internet_20_link"><text:s/>4.1.3 <text:s/>Standby server: ssh<text:tab/>6</text:a></text:p>
          <text:p text:style-name="P136"><text:a xlink:type="simple" xlink:href="#__RefHeading___Toc4513_725830709" text:style-name="Internet_20_link" text:visited-style-name="Internet_20_link"><text:s/>4.1.4 <text:s/>Production server: synchronisation script<text:tab/>6</text:a></text:p>
          <text:p text:style-name="P136"><text:a xlink:type="simple" xlink:href="#__RefHeading___Toc2639_2271609866" text:style-name="Internet_20_link" text:visited-style-name="Internet_20_link"><text:s/>4.1.5 <text:s/>Production server: scheduled job<text:tab/>6</text:a></text:p>
          <text:p text:style-name="P137"><text:a xlink:type="simple" xlink:href="#__RefHeading___Toc1139_1260381470" text:style-name="Internet_20_link" text:visited-style-name="Internet_20_link"><text:s/>4.1.5.1 <text:s/>systemd<text:tab/>6</text:a></text:p>
          <text:p text:style-name="P137"><text:a xlink:type="simple" xlink:href="#__RefHeading___Toc1141_1260381470" text:style-name="Internet_20_link" text:visited-style-name="Internet_20_link"><text:s/>4.1.5.2 <text:s/>cron<text:tab/>6</text:a></text:p>
          <text:p text:style-name="P135"><text:a xlink:type="simple" xlink:href="#__RefHeading___Toc1143_1260381470" text:style-name="Internet_20_link" text:visited-style-name="Internet_20_link"><text:s/>4.2 <text:s/>Change from production to standby<text:tab/>7</text:a></text:p>
          <text:p text:style-name="P136"><text:a xlink:type="simple" xlink:href="#__RefHeading___Toc4033_1729467994" text:style-name="Internet_20_link" text:visited-style-name="Internet_20_link"><text:s/>4.2.1 <text:s/>Disable synchronisation from production to standby<text:tab/>7</text:a></text:p>
          <text:p text:style-name="P136"><text:a xlink:type="simple" xlink:href="#__RefHeading___Toc4035_1729467994" text:style-name="Internet_20_link" text:visited-style-name="Internet_20_link"><text:s/>4.2.2 <text:s/>Standby server: services: start and enable start at boot<text:tab/>7</text:a></text:p>
          <text:p text:style-name="P136"><text:a xlink:type="simple" xlink:href="#__RefHeading___Toc6374_3039888767" text:style-name="Internet_20_link" text:visited-style-name="Internet_20_link"><text:s/>4.2.3 <text:s/>Standby server: schedule WireGuard logging<text:tab/>7</text:a></text:p>
          <text:p text:style-name="P136"><text:a xlink:type="simple" xlink:href="#__RefHeading___Toc6744_3039888767" text:style-name="Internet_20_link" text:visited-style-name="Internet_20_link"><text:s/>4.2.4 <text:s/>Change the WireGuard endpoint name/address resolution<text:tab/>7</text:a></text:p>
          <text:p text:style-name="P136"><text:a xlink:type="simple" xlink:href="#__RefHeading___Toc4037_1729467994" text:style-name="Internet_20_link" text:visited-style-name="Internet_20_link"><text:s/>4.2.5 <text:s/>Production server: services: stop and disable start at boot<text:tab/>7</text:a></text:p>
          <text:p text:style-name="P136"><text:a xlink:type="simple" xlink:href="#__RefHeading___Toc4039_1729467994" text:style-name="Internet_20_link" text:visited-style-name="Internet_20_link"><text:s/>4.2.6 <text:s/>Restart the clients' WireGuard interfaces<text:tab/>7</text:a></text:p>
          <text:p text:style-name="P136"><text:a xlink:type="simple" xlink:href="#__RefHeading___Toc5062_1729467994" text:style-name="Internet_20_link" text:visited-style-name="Internet_20_link"><text:s/>4.2.7 <text:s/>Test<text:tab/>7</text:a></text:p>
          <text:p text:style-name="P136"><text:a xlink:type="simple" xlink:href="#__RefHeading___Toc6376_3039888767" text:style-name="Internet_20_link" text:visited-style-name="Internet_20_link"><text:s/>4.2.8 <text:s/>Beware! WireGuard or nftables conf changes on the standby<text:tab/>8</text:a></text:p>
          <text:p text:style-name="P135"><text:a xlink:type="simple" xlink:href="#__RefHeading___Toc2641_2271609866" text:style-name="Internet_20_link" text:visited-style-name="Internet_20_link"><text:s/>4.3 <text:s/>Change from standby to production<text:tab/>8</text:a></text:p>
          <text:p text:style-name="P136"><text:a xlink:type="simple" xlink:href="#__RefHeading___Toc6378_3039888767" text:style-name="Internet_20_link" text:visited-style-name="Internet_20_link"><text:s/>4.3.1 <text:s/>Production server: services: start and enable start at boot<text:tab/>8</text:a></text:p>
          <text:p text:style-name="P136"><text:a xlink:type="simple" xlink:href="#__RefHeading___Toc6380_3039888767" text:style-name="Internet_20_link" text:visited-style-name="Internet_20_link"><text:s/>4.3.2 <text:s/>Production server: schedule WireGuard logging<text:tab/>8</text:a></text:p>
          <text:p text:style-name="P136"><text:a xlink:type="simple" xlink:href="#__RefHeading___Toc6926_3039888767" text:style-name="Internet_20_link" text:visited-style-name="Internet_20_link"><text:s/>4.3.3 <text:s/>Change the WireGuard endpoint name/address resolution<text:tab/>8</text:a></text:p>
          <text:p text:style-name="P136"><text:a xlink:type="simple" xlink:href="#__RefHeading___Toc4037_17294679941" text:style-name="Internet_20_link" text:visited-style-name="Internet_20_link"><text:s/>4.3.4 <text:s/>Standby server: services: stop and disable start at boot<text:tab/>8</text:a></text:p>
          <text:p text:style-name="P136"><text:a xlink:type="simple" xlink:href="#__RefHeading___Toc4039_17294679941" text:style-name="Internet_20_link" text:visited-style-name="Internet_20_link"><text:s/>4.3.5 <text:s/>Restart the clients' WireGuard interfaces<text:tab/>8</text:a></text:p>
          <text:p text:style-name="P136"><text:a xlink:type="simple" xlink:href="#__RefHeading___Toc5062_17294679941" text:style-name="Internet_20_link" text:visited-style-name="Internet_20_link"><text:s/>4.3.6 <text:s/>Test<text:tab/>8</text:a></text:p>
          <text:p text:style-name="P136"><text:a xlink:type="simple" xlink:href="#__RefHeading___Toc6382_3039888767" text:style-name="Internet_20_link" text:visited-style-name="Internet_20_link"><text:s/>4.3.7 <text:s/>Standby server: stop logging<text:tab/>8</text:a></text:p>
          <text:p text:style-name="P134"><text:a xlink:type="simple" xlink:href="#__RefHeading___Toc3343_989922391" text:style-name="Internet_20_link" text:visited-style-name="Internet_20_link"><text:s/>5 <text:s/>Troubleshooting<text:tab/>8</text:a></text:p>
          <text:p text:style-name="P135"><text:a xlink:type="simple" xlink:href="#__RefHeading___Toc7401_3517624651" text:style-name="Internet_20_link" text:visited-style-name="Internet_20_link"><text:s/>5.1 <text:s/>tcpdump<text:tab/>8</text:a></text:p>
          <text:p text:style-name="P135"><text:a xlink:type="simple" xlink:href="#__RefHeading___Toc7403_3517624651" text:style-name="Internet_20_link" text:visited-style-name="Internet_20_link"><text:s/>5.2 <text:s/>Kernel debug<text:tab/>8</text:a></text:p>
          <text:p text:style-name="P135"><text:a xlink:type="simple" xlink:href="#__RefHeading___Toc7405_3517624651" text:style-name="Internet_20_link" text:visited-style-name="Internet_20_link"><text:s/>5.3 <text:s/>Web pages for troubleshooting WireGuard<text:tab/>9</text:a></text:p>
          <text:p text:style-name="P134"><text:a xlink:type="simple" xlink:href="#__RefHeading___Toc7407_3517624651" text:style-name="Internet_20_link" text:visited-style-name="Internet_20_link"><text:s/>6 <text:s/>Directories and files<text:tab/>9</text:a></text:p>
        </text:index-body>
      </text:table-of-content>
      <text:p text:style-name="Text_20_body"/>
      <text:h text:style-name="P144" text:outline-level="1"><text:bookmark-start text:name="introduction"/><text:bookmark-start text:name="__RefHeading___Toc3038_721078307"/>Introduction<text:bookmark-end text:name="introduction"/><text:bookmark-end text:name="__RefHeading___Toc3038_721078307"/></text:h>
      <text:p text:style-name="Text_20_body">This is the <text:span text:style-name="T2">user</text:span> guide for wireguard-kit</text:p>
      <text:p text:style-name="P29">All Linux commands are to be run as root</text:p>
      <text:h text:style-name="P139" text:outline-level="1"><text:bookmark-start text:name="__RefHeading___Toc2617_2271609866"/>Server<text:bookmark-end text:name="__RefHeading___Toc2617_2271609866"/></text:h>
      <text:h text:style-name="Heading_20_2" text:outline-level="2"><text:bookmark-start text:name="__RefHeading___Toc3814_3191170870"/>Install WireGuard<text:bookmark-end text:name="__RefHeading___Toc3814_3191170870"/></text:h>
      <text:p text:style-name="P26">Optionally (recommended)</text:p>
      <text:p text:style-name="P83">apt update</text:p>
      <text:p text:style-name="P82"><text:span text:style-name="T101">apt up</text:span><text:span text:style-name="T78">grade</text:span></text:p>
      <text:p text:style-name="P84"/>
      <text:p text:style-name="P52">If <text:span text:style-name="T102">a reboot is required to effect upgraded packages,</text:span><text:span text:style-name="T103"> </text:span><text:span text:style-name="T136">optionally </text:span><text:span text:style-name="T103">reboot</text:span></text:p>
      <text:p text:style-name="P53">Install WireGuard</text:p>
      <text:p text:style-name="P82">apt install linux-headers-amd64 linux-headers-$(uname -r)</text:p>
      <text:p text:style-name="Screen">apt install wireguard wireguard-dkms</text:p>
      <text:p text:style-name="Screen"/>
      <text:p text:style-name="P12">When wireguard-dkms is installed on <text:span text:style-name="T115">5.10 and </text:span>later kernels the installation will generate</text:p>
      <text:p text:style-name="P78">Error! The /var/lib/dkms/wireguard/1.0.20210219/5.10.0-13-amd64/x86_64/dkms.conf for module wireguard includes a BUILD_EXCLUSIVE directive which does not match this kernel/arch. This indicates that it should not be built</text:p>
      <text:p text:style-name="P78"/>
      <text:p text:style-name="P12">It can be ignored. Ref <text:a xlink:type="simple" xlink:href="https://github.com/pi-hole/docs/pull/501" text:style-name="Internet_20_link" text:visited-style-name="Visited_20_Internet_20_Link">https://github.com/pi-hole/docs/pull/501</text:a></text:p>
      <text:p text:style-name="Screen">modprobe wireguard</text:p>
      <text:p text:style-name="Screen"/>
      <text:p text:style-name="P12">Check</text:p>
      <text:p text:style-name="P78">lsmod | grep wireguard</text:p>
      <text:p text:style-name="Screen"/>
      <text:p text:style-name="P45"><text:span text:style-name="T3">That should list three</text:span> or more modules. <text:s/><text:span text:style-name="T48">If</text:span> <text:span text:style-name="T48">not, </text:span>need to troubleshoot</text:p>
      <text:h text:style-name="Heading_20_2" text:outline-level="2"><text:bookmark-start text:name="__RefHeading___Toc1363_1325877360"/>Install wireguard-kit<text:bookmark-end text:name="__RefHeading___Toc1363_1325877360"/></text:h>
      <text:h text:style-name="Heading_20_3" text:outline-level="3"><text:bookmark-start text:name="__RefHeading___Toc1365_1325877360"/>From tarball<text:bookmark-end text:name="__RefHeading___Toc1365_1325877360"/></text:h>
      <text:p text:style-name="P27">Install package grepcidr</text:p>
      <text:p text:style-name="P25"><text:span text:style-name="T104">The wireguard-kit installation tarball is available from </text:span><text:a xlink:type="simple" xlink:href="https://github.com/CharlesMAtkinson/wireguard-kit/releases" text:style-name="Internet_20_link" text:visited-style-name="Visited_20_Internet_20_Link"><text:span text:style-name="T104">https://github.com/CharlesMAtkinson/wireguard-kit/releases</text:span></text:a><text:span text:style-name="T104"> </text:span></text:p>
      <text:p text:style-name="P24">The commands below assume the tarball is in the current directory</text:p>
      <text:p text:style-name="P22"><text:span text:style-name="T59">Replace &lt;version&gt; with the </text:span><text:span text:style-name="T61">wireguard-kit </text:span><text:span text:style-name="T60">version, example 1.0.1</text:span></text:p>
      <text:p text:style-name="P74">tar -xvf wireguard-kit<text:span text:style-name="T97">_</text:span>&lt;version&gt;.installation.tgz --directory / --group=root \</text:p>
      <text:p text:style-name="P72"><text:s text:c="4"/>--no-same-owner --owner=root</text:p>
      <text:p text:style-name="P75"/>
      <text:p text:style-name="P59"><text:span text:style-name="T73">Create </text:span><text:span text:style-name="T142">directories</text:span></text:p>
      <text:p text:style-name="P99"><text:span text:style-name="T142">for dir in </text:span><text:span text:style-name="T62">/etc/wireguard/</text:span><text:span text:style-name="T63">clients </text:span><text:span text:style-name="T62">/etc/wireguard/</text:span><text:span text:style-name="T63">clients/</text:span><text:span text:style-name="T64">Archive</text:span></text:p>
      <text:p text:style-name="P76">do</text:p>
      <text:p text:style-name="P76"><text:s text:c="3"/>mkdir -p $dir &amp;&amp; chmod 700 $dir</text:p>
      <text:p text:style-name="P86"><text:span text:style-name="T74">d</text:span>one</text:p>
      <text:p text:style-name="P85"/>
      <text:p text:style-name="P61"><text:soft-page-break/>If systemd is in use, effect the new systemd files</text:p>
      <text:p text:style-name="Screen">systemctl daemon-reload</text:p>
      <text:p text:style-name="Screen"/>
      <text:p text:style-name="P60">If logcheck is installed</text:p>
      <text:p text:style-name="Screen">chown root:logcheck /etc/logcheck/ignore.d.server/local-systemd-for-wg-quick</text:p>
      <text:p text:style-name="Screen">chown root:logcheck /etc/logcheck/ignore.d.server/local-wg-quick</text:p>
      <text:p text:style-name="Screen"/>
      <text:p text:style-name="P28">If you use man pages (requires the man-db package)</text:p>
      <text:p text:style-name="P73">cd /tmp &amp;&amp; mandb</text:p>
      <text:h text:style-name="Heading_20_3" text:outline-level="3"><text:bookmark-start text:name="__RefHeading__4680_139386350"/>From .deb<text:bookmark-end text:name="__RefHeading__4680_139386350"/></text:h>
      <text:p text:style-name="P67">The .deb is available from <text:a xlink:type="simple" xlink:href="https://github.com/CharlesMAtkinson/wireguard-kit_debian_packaging/releases" text:style-name="Internet_20_link" text:visited-style-name="Visited_20_Internet_20_Link">https://github.com/CharlesMAtkinson/wireguard-kit_debian_packaging/releases</text:a> </text:p>
      <text:p text:style-name="P67">In the directory you downloaded the .deb to</text:p>
      <text:p text:style-name="P77"><text:span text:style-name="T65">apt</text:span><text:span text:style-name="T66"> install ./wireguard-kit-&lt;version</text:span><text:span text:style-name="T65">&gt;</text:span><text:span text:style-name="T66">.deb</text:span></text:p>
      <text:h text:style-name="Heading_20_2" text:outline-level="2"><text:bookmark-start text:name="__RefHeading___Toc1367_1325877360"/>Configuration<text:bookmark-end text:name="__RefHeading___Toc1367_1325877360"/></text:h>
      <text:h text:style-name="Heading_20_3" text:outline-level="3"><text:bookmark-start text:name="__RefHeading___Toc1133_1260381470"/><text:span text:style-name="T115">WireGuard endpoint </text:span><text:span text:style-name="T40">name/address</text:span><text:span text:style-name="T115"> </text:span><text:span text:style-name="T116">resolution</text:span><text:bookmark-end text:name="__RefHeading___Toc1133_1260381470"/></text:h>
      <text:p text:style-name="P36">Choose a WireGuard endpoint <text:span text:style-name="T116">name and IP address and configure it in your hostname resolution system, normally a DNS service</text:span></text:p>
      <text:p text:style-name="P38"><text:span text:style-name="T1">For example, if the server which will provide the WireGuard service is server</text:span><text:span text:style-name="T19">1</text:span><text:span text:style-name="T1">.my-domain, create </text:span><text:span text:style-name="T18">a DNS record for </text:span><text:span text:style-name="T1">wireguard-service.my-domain </text:span><text:span text:style-name="T18">which resolves to (one of) </text:span><text:span text:style-name="T1">server</text:span><text:span text:style-name="T19">1</text:span><text:span text:style-name="T1">.my-domain</text:span><text:span text:style-name="T18">'s IP address(es)</text:span></text:p>
      <text:h text:style-name="Heading_20_3" text:outline-level="3"><text:bookmark-start text:name="__RefHeading___Toc5060_1729467994"/>WireGuard<text:bookmark-end text:name="__RefHeading___Toc5060_1729467994"/></text:h>
      <text:p text:style-name="P123"><text:span text:style-name="T99">uma</text:span><text:span text:style-name="T52">sk</text:span><text:span text:style-name="T99">=$(umask); </text:span>umask 077; cd /etc/wireguard \</text:p>
      <text:p text:style-name="Preformatted_20_Text"><text:s text:c="3"/>&amp;&amp; wg genkey | tee private.key <text:span text:style-name="T52">| </text:span>wg pubkey &gt; public.key</text:p>
      <text:p text:style-name="P124">umask "$umask"</text:p>
      <text:p text:style-name="P125"/>
      <text:p text:style-name="P43"><text:span text:style-name="T73">Create </text:span>/etc/wireguard/wg0.conf <text:span text:style-name="T100">with permissions 600</text:span></text:p>
      <text:p text:style-name="P23">Example content. <text:s/><text:span text:style-name="T99">C</text:span>hange the IP addresses as required <text:span text:style-name="T99">and set PrivateKey to the content of /etc/wireguard/private.key</text:span></text:p>
      <text:p text:style-name="Screen">[Interface]</text:p>
      <text:p text:style-name="Screen">Address = 172.17.0.1</text:p>
      <text:p text:style-name="Screen">ListenPort = 55820</text:p>
      <text:p text:style-name="Screen">PrivateKey = &lt;<text:span text:style-name="T77">content of private.key</text:span><text:span text:style-name="T73">&gt;</text:span></text:p>
      <text:p text:style-name="Screen">PostDown = ip route del 172.17.0.0/16</text:p>
      <text:p text:style-name="Screen">PostUp = ip route add 172.17.0.0/16 dev wg0 proto kernel scope link src 172.17.0.1</text:p>
      <text:p text:style-name="Screen">Table = off</text:p>
      <text:p text:style-name="Screen"/>
      <text:p text:style-name="P43"><text:span text:style-name="T122">Test by starting the WireGuard service, checking its status </text:span><text:span text:style-name="T123">and checking the interface</text:span></text:p>
      <text:p text:style-name="P90">systemctl <text:span text:style-name="T79">start</text:span> wg-quick@wg0.service </text:p>
      <text:p text:style-name="P90">systemctl <text:span text:style-name="T79">sta</text:span><text:span text:style-name="T80">tus</text:span> wg-quick@wg0.service </text:p>
      <text:p text:style-name="P95">ip a show dev wg0</text:p>
      <text:p text:style-name="P90"/>
      <text:p text:style-name="P43"><text:span text:style-name="T22">E</text:span><text:span text:style-name="T122">nable </text:span><text:span text:style-name="T22">start at boot</text:span></text:p>
      <text:p text:style-name="P90">systemctl enable wg-quick@wg0.service </text:p>
      <text:h text:style-name="P149" text:outline-level="3"><text:bookmark-start text:name="__RefHeading___Toc4933_874229512"/>wireguard_client_admin<text:bookmark-end text:name="__RefHeading___Toc4933_874229512"/></text:h>
      <text:p text:style-name="P128">Edit /etc/wireguard/wireguard_client_admin.conf</text:p>
      <text:list xml:id="list4058517334" text:style-name="L1">
        <text:list-item>
          <text:p text:style-name="P170">Change <text:span text:style-name="T17">wireguard-service.my-domain</text:span> to your WireGuard <text:span text:style-name="T18">endpoint </text:span>name <text:span text:style-name="T18">ref </text:span><text:span text:style-name="T18"><text:bookmark-ref text:reference-format="number" text:ref-name="__RefHeading___Toc1133_1260381470">2.3.1</text:bookmark-ref></text:span><text:span text:style-name="T18"><text:s/></text:span><text:span text:style-name="T18"><text:bookmark-ref text:reference-format="text" text:ref-name="__RefHeading___Toc1133_1260381470">WireGuard endpoint name/address resolution</text:bookmark-ref></text:span><text:span text:style-name="T18"><text:s/></text:span><text:span text:style-name="T18"><text:bookmark-ref text:reference-format="direction" text:ref-name="__RefHeading___Toc1133_1260381470">above</text:bookmark-ref></text:span><text:span text:style-name="T117"><text:s/></text:span></text:p>
        </text:list-item>
        <text:list-item>
          <text:p text:style-name="P170"><text:soft-page-break/>Change q+hrE4cJiNBZkIrvzOnD3kB16XON67jDEhhhk4SLZCA= to the content of /etc/wireguard/public.key</text:p>
        </text:list-item>
        <text:list-item>
          <text:p text:style-name="P170">Change the IP addresses as required</text:p>
        </text:list-item>
      </text:list>
      <text:h text:style-name="Heading_20_3" text:outline-level="3"><text:bookmark-start text:name="__RefHeading___Toc6758_4263516519"/>WireGuard <text:span text:style-name="T109">logging</text:span><text:bookmark-end text:name="__RefHeading___Toc6758_4263516519"/></text:h>
      <text:p text:style-name="P41">Schedule the wireguard_logger script <text:span text:style-name="T143">u</text:span><text:span text:style-name="T147">s</text:span><text:span text:style-name="T143">ing either cron or systemd as shown below</text:span></text:p>
      <text:h text:style-name="P169" text:outline-level="4"><text:bookmark-start text:name="__RefHeading___Toc6760_4263516519"/>cron<text:bookmark-end text:name="__RefHeading___Toc6760_4263516519"/></text:h>
      <text:p text:style-name="P89"># m h dom mon dow command</text:p>
      <text:p text:style-name="P89">*/3 * <text:s/>* <text:s text:c="2"/>* <text:s text:c="2"/>* <text:s/>nice -n 19 /usr/sbin/wireguard_logger</text:p>
      <text:h text:style-name="P169" text:outline-level="4"><text:bookmark-start text:name="__RefHeading___Toc6762_4263516519"/>systemd<text:bookmark-end text:name="__RefHeading___Toc6762_4263516519"/></text:h>
      <text:p text:style-name="P17"><text:span text:style-name="T10">E</text:span><text:span text:style-name="T1">ffect the timer</text:span></text:p>
      <text:p text:style-name="P89">systemctl start wireguard-logger.timer </text:p>
      <text:p text:style-name="P89">systemctl <text:span text:style-name="T75">enable</text:span> wireguard-logger.timer </text:p>
      <text:h text:style-name="Heading_20_3" text:outline-level="3"><text:bookmark-start text:name="__RefHeading___Toc2692_3517624651"/>IPv4 forwarding<text:bookmark-end text:name="__RefHeading___Toc2692_3517624651"/></text:h>
      <text:p text:style-name="Text_20_body">Ensure net.ipv4.ip_forward=1 <text:span text:style-name="T149">is uncommented in </text:span>/etc/sysctl.conf</text:p>
      <text:p text:style-name="P11">In case you just uncommented it, effect the change by</text:p>
      <text:p text:style-name="Screen">sysctl -p</text:p>
      <text:h text:style-name="Heading_20_3" text:outline-level="3"><text:bookmark-start text:name="__RefHeading___Toc21906_1969244412"/>nftables (optional)<text:bookmark-end text:name="__RefHeading___Toc21906_1969244412"/></text:h>
      <text:p text:style-name="Text_20_body">In case you want to isolate subnets of the WireGuard network. <text:s/>There is an example at /usr/share/doc/wireguard-kit/examples/nftables.conf</text:p>
      <text:h text:style-name="P145" text:outline-level="2"><text:bookmark-start text:name="__RefHeading___Toc3988_3191170870"/>List clients<text:bookmark-end text:name="__RefHeading___Toc3988_3191170870"/></text:h>
      <text:p text:style-name="P64"><text:span text:style-name="T4">T</text:span>o list <text:span text:style-name="T50">only</text:span> client FQDNs</text:p>
      <text:p text:style-name="P101">sed -n '/^\[Peer/{ n; p }' /etc/wireguard/wg0.conf</text:p>
      <text:p text:style-name="P101"/>
      <text:p text:style-name="P64"><text:span text:style-name="T4">T</text:span>o list FQDNs and IP addresses</text:p>
      <text:p text:style-name="P126"><text:span text:style-name="T51">cd </text:span>/etc/wireguard/clients <text:span text:style-name="T50">&amp;&amp;</text:span> grep -r 'Address = ' .</text:p>
      <text:h text:style-name="P145" text:outline-level="2"><text:bookmark-start text:name="__RefHeading___Toc6764_4263516519"/>Active client log<text:bookmark-end text:name="__RefHeading___Toc6764_4263516519"/></text:h>
      <text:p text:style-name="P64">/var/log/wireguard.log</text:p>
      <text:h text:style-name="P145" text:outline-level="2"><text:bookmark-start text:name="__RefHeading___Toc2635_2271609866"/><text:bookmark text:name="Remove-a-client"/>Remove a client<text:bookmark-end text:name="__RefHeading___Toc2635_2271609866"/></text:h>
      <text:p text:style-name="P9">Move /etc/wireguard/clients/&lt;FQDN&gt;.client.conf and /etc/wireguard/clients/&lt;FQDN&gt;.client.conf to /etc/wireguard/clients/Archive</text:p>
      <text:p text:style-name="P64"><text:span text:style-name="T11">R</text:span><text:span text:style-name="T5">emove the client stanza from /etc/wireguard/wg0.conf and </text:span><text:span text:style-name="T11">effect by</text:span></text:p>
      <text:p text:style-name="P101">systemctl <text:span text:style-name="T53">re</text:span>start wg-quick@wg0.service </text:p>
      <text:h text:style-name="P140" text:outline-level="1"><text:bookmark-start text:name="__RefHeading___Toc1137_1260381470"/>Clients<text:bookmark-end text:name="__RefHeading___Toc1137_1260381470"/></text:h>
      <text:p text:style-name="Text_20_body">There are two steps </text:p>
      <text:list xml:id="list1188312093" text:style-name="L2">
        <text:list-item>
          <text:p text:style-name="P179">Create the client <text:span text:style-name="T143">configuration files </text:span>on the server </text:p>
        </text:list-item>
        <text:list-item>
          <text:p text:style-name="P175"><text:span text:style-name="T125">Install </text:span><text:span text:style-name="T23">WireGuard </text:span><text:span text:style-name="T24">and s</text:span>et up the <text:span text:style-name="T23">WireGuard </text:span>client on the client </text:p>
        </text:list-item>
      </text:list>
      <text:h text:style-name="Heading_20_2" text:outline-level="2"><text:bookmark-start text:name="__RefHeading___Toc2621_2271609866"/><text:soft-page-break/>ssh accessible Debian<text:bookmark-end text:name="__RefHeading___Toc2621_2271609866"/></text:h>
      <text:p text:style-name="P42">For ssh accessible Debian systems -- when ssh agent forwarding has been used so ssh commands can be run on on the client -- <text:span text:style-name="T23">WireGuard is</text:span> <text:span text:style-name="T124">installed and the clients set up </text:span>automatically <text:span text:style-name="T23">except no reboot is done to effect any kernel upgrade</text:span></text:p>
      <text:p text:style-name="P6">Example </text:p>
      <text:p text:style-name="Screen">wireguard_client_admin -f sysmgt3.iciti.av -i 172.17.1.115 -l </text:p>
      <text:p text:style-name="Screen"/>
      <text:p text:style-name="P8">The <text:span text:style-name="Screen_20_font">-h</text:span> option can be used to show help on all the options</text:p>
      <text:h text:style-name="Heading_20_2" text:outline-level="2"><text:bookmark-start text:name="__RefHeading___Toc2623_2271609866"/>Other clients<text:bookmark-end text:name="__RefHeading___Toc2623_2271609866"/></text:h>
      <text:p text:style-name="P7">For other cases (not Debian or Debian and not ssh accessible), the -n (no client install) option should be used. Example</text:p>
      <text:p text:style-name="Screen">wireguard_client_admin -f CW8.iciti.av -i 172.17.1.6 -l -n</text:p>
      <text:p text:style-name="Screen"/>
      <text:p text:style-name="P62"><text:span text:style-name="T29">I</text:span><text:span text:style-name="T67">nstall WireGuard</text:span></text:p>
      <text:list xml:id="list1398803942" text:style-name="L3">
        <text:list-item>
          <text:p text:style-name="P176"><text:span text:style-name="T143">Debian clients: </text:span><text:span text:style-name="T144">follow the procedure in </text:span><text:span text:style-name="T144"><text:bookmark-ref text:reference-format="number" text:ref-name="__RefHeading___Toc1363_1325877360">2.2</text:bookmark-ref></text:span><text:span text:style-name="T144"><text:s/></text:span><text:span text:style-name="T144"><text:bookmark-ref text:reference-format="text" text:ref-name="__RefHeading___Toc1363_1325877360">Install wireguard-kit</text:bookmark-ref></text:span><text:span text:style-name="T144"><text:s/></text:span><text:span text:style-name="T144"><text:bookmark-ref text:reference-format="direction" text:ref-name="__RefHeading___Toc1363_1325877360">above</text:bookmark-ref></text:span></text:p>
        </text:list-item>
        <text:list-item>
          <text:p text:style-name="P177">Other clients: <text:a xlink:type="simple" xlink:href="https://www.wireguard.com/install" text:style-name="Internet_20_link" text:visited-style-name="Visited_20_Internet_20_Link">https://www.wireguard.com/install</text:a> </text:p>
        </text:list-item>
      </text:list>
      <text:h text:style-name="P168" text:outline-level="3"><text:bookmark-start text:name="__RefHeading___Toc2629_2271609866"/><text:span text:style-name="T152">Android </text:span><text:span text:style-name="T159">(5 and later)</text:span><text:bookmark-end text:name="__RefHeading___Toc2629_2271609866"/></text:h>
      <text:list xml:id="list2025432591" text:style-name="L7">
        <text:list-item>
          <text:p text:style-name="P172">C<text:span text:style-name="T35">reate a file on the</text:span> Android device</text:p>
          <text:list>
            <text:list-item>
              <text:p text:style-name="P173"><text:span text:style-name="T157">Named &lt;interface_name&gt;.conf</text:span><text:span text:style-name="T158">. <text:s/>Commonly wg0.conf</text:span><text:span text:style-name="T157">. <text:s/>The WireGuard app </text:span><text:span text:style-name="T160">will show </text:span><text:span text:style-name="T157">&lt;interface_name&gt; as the tunnel name.<text:line-break/></text:span><text:span text:style-name="T160">Geek stuff: </text:span><text:span text:style-name="T157">&lt;interface_name&gt; </text:span><text:span text:style-name="T158">must suit Android's interface name "</text:span>length (and format) restrictions<text:span text:style-name="T158">".</text:span></text:p>
            </text:list-item>
            <text:list-item>
              <text:p text:style-name="P172"><text:span text:style-name="T38">Containing the</text:span><text:span text:style-name="T154"> same as </text:span>the server's /etc/wireguard/clients/&lt;FQDN&gt;.client.conf</text:p>
            </text:list-item>
          </text:list>
        </text:list-item>
        <text:list-item>
          <text:p text:style-name="P172"><text:span text:style-name="T153">Install the app. <text:s/>Guidance at </text:span><text:a xlink:type="simple" xlink:href="https://www.wireguard.com/install/#android-play-store-f-droid" text:style-name="Internet_20_link" text:visited-style-name="Visited_20_Internet_20_Link">https://www.wireguard.com/install/#android-play-store-f-droid</text:a> </text:p>
        </text:list-item>
        <text:list-item>
          <text:p text:style-name="P172">Open the app</text:p>
        </text:list-item>
        <text:list-item>
          <text:p text:style-name="P172">Add a tunnel</text:p>
        </text:list-item>
        <text:list-item>
          <text:p text:style-name="P172">Import from a file or archive &gt; <text:span text:style-name="T159">browse to the file created above</text:span></text:p>
        </text:list-item>
        <text:list-item>
          <text:p text:style-name="P172">Click on the on/off slider</text:p>
        </text:list-item>
        <text:list-item>
          <text:p text:style-name="P172">Connection request: OK</text:p>
        </text:list-item>
      </text:list>
      <text:h text:style-name="P168" text:outline-level="3"><text:bookmark-start text:name="__RefHeading___Toc55433_4053960685"/>Debian (Buster and later)<text:bookmark-end text:name="__RefHeading___Toc55433_4053960685"/></text:h>
      <text:p text:style-name="Text_20_body">Copy the server's /etc/wireguard/clients/&lt;FQDN&gt;.client.conf to /etc/wireguard/wg0.conf</text:p>
      <text:p text:style-name="P133">chmod 600 /etc/wireguard/wg0.conf</text:p>
      <text:p text:style-name="P102">systemctl enable wg-quick@wg0.service</text:p>
      <text:p text:style-name="Screen">systemctl start wg-quick@wg0.service </text:p>
      <text:p text:style-name="Screen"/>
      <text:p text:style-name="Text_20_body">Test <text:span text:style-name="T48">by pinging the server's WireGuard address. <text:s/>Example </text:span><text:span text:style-name="T148">(change the IP address </text:span><text:span text:style-name="T33">as required)</text:span></text:p>
      <text:p text:style-name="Screen">ping 172.17.0.1</text:p>
      <text:p text:style-name="Screen"/>
      <text:p text:style-name="Text_20_body">If no replies, need to troubleshoot</text:p>
      <text:h text:style-name="Heading_20_4" text:outline-level="4"><text:bookmark-start text:name="__RefHeading___Toc44555_4053960685"/>restart_wireguard_on_no_connection<text:bookmark-end text:name="__RefHeading___Toc44555_4053960685"/></text:h>
      <text:p text:style-name="P68">Optionally, to automatically migrate the client after <text:span text:style-name="T150">the </text:span>server endpoint<text:span text:style-name="T49">'s </text:span>IP address has been changed <text:span text:style-name="T49">such as when migrating to </text:span><text:span text:style-name="T33">your optional</text:span><text:span text:style-name="T49"> standby WireGuard </text:span><text:soft-page-break/><text:span text:style-name="T49">server</text:span>, install the restart_wireguard_on_no_connection service using restart_wireguard_on_no_connection.tgz</text:p>
      <text:p text:style-name="Preformatted_20_Text">tar -xf /usr/lib/wireguard-kit/restart_wireguard_on_no_connection.tgz --directory /</text:p>
      <text:p text:style-name="Preformatted_20_Text"/>
      <text:p text:style-name="P69"><text:span text:style-name="T34">In case the default values of interface_name, max_handshake_age and sleep in /</text:span>etc/wireguard/restart_wireguard_on_no_connection.conf do not suit your needs, <text:span text:style-name="T151">change them</text:span></text:p>
      <text:p text:style-name="Preformatted_20_Text">systemctl daemon-reload</text:p>
      <text:p text:style-name="Preformatted_20_Text">systemctl start restart_wireguard_on_no_connection.service</text:p>
      <text:p text:style-name="P70">systemctl enable restart_wireguard_on_no_connection.service</text:p>
      <text:h text:style-name="P150" text:outline-level="3"><text:bookmark-start text:name="__RefHeading___Toc2631_2271609866"/>Windows <text:span text:style-name="T144">client</text:span><text:bookmark-end text:name="__RefHeading___Toc2631_2271609866"/></text:h>
      <text:p text:style-name="P21">This tested on Windows 10. <text:s/>Other versions may differ</text:p>
      <text:list xml:id="list3791519828" text:style-name="L4">
        <text:list-item>
          <text:p text:style-name="P180">Run the .msi file as administrator </text:p>
        </text:list-item>
        <text:list-item>
          <text:p text:style-name="P180">Create a tunnel file based on the server's /etc/wireguard/clients/&lt;FQDN&gt;/client.conf content. TODO: add detail </text:p>
        </text:list-item>
        <text:list-item>
          <text:p text:style-name="P178">Import the tunnel file and activate the client. TODO: add detail </text:p>
        </text:list-item>
      </text:list>
      <text:p text:style-name="Text_20_body">Note: the .msi file is required to uninstall WireGuard. <text:s/>Windows removes old .msi files <text:span text:style-name="T50">so it is prudent </text:span><text:span text:style-name="T4">to</text:span> make a copy of the .msi file somewhere safe</text:p>
      <text:h text:style-name="P151" text:outline-level="3"><text:bookmark-start text:name="__RefHeading___Toc3990_3191170870"/><text:span text:style-name="T144">Set up a</text:span><text:span text:style-name="T145">n other OS</text:span> <text:span text:style-name="T144">client</text:span><text:bookmark-end text:name="__RefHeading___Toc3990_3191170870"/></text:h>
      <text:p text:style-name="P63">TBC</text:p>
      <text:h text:style-name="P141" text:outline-level="1"><text:bookmark-start text:name="__RefHeading___Toc2637_2271609866"/><text:span text:style-name="T55">Standby</text:span><text:span text:style-name="T54"> WireGuard s</text:span>erver <text:span text:style-name="T146">(optional)</text:span><text:bookmark-end text:name="__RefHeading___Toc2637_2271609866"/></text:h>
      <text:h text:style-name="Heading_20_2" text:outline-level="2"><text:bookmark-start text:name="__RefHeading___Toc1369_1325877360"/>Set up <text:span text:style-name="T69">a </text:span>standby wireguard-kit server<text:bookmark-end text:name="__RefHeading___Toc1369_1325877360"/></text:h>
      <text:p text:style-name="Text_20_body"><text:span text:style-name="T56">T</text:span>he sync script <text:span text:style-name="T8">will</text:span> be run only on the production server</text:p>
      <text:p text:style-name="P13">Wire<text:span text:style-name="T69">G</text:span>uard <text:span text:style-name="T8">will</text:span> be operational on the standby server</text:p>
      <text:p text:style-name="P14">In the examples <text:span text:style-name="T146">below </text:span>the production wireguard-kit server is called server1 and the standby server2</text:p>
      <text:h text:style-name="P152" text:outline-level="3"><text:bookmark-start text:name="__RefHeading___Toc1371_1325877360"/>Standby server: install and conf<text:bookmark-end text:name="__RefHeading___Toc1371_1325877360"/></text:h>
      <text:p text:style-name="P65"><text:span text:style-name="T58">Install WireGuard </text:span><text:span text:style-name="T68">as in</text:span><text:span text:style-name="T30"> </text:span><text:span text:style-name="T31"><text:bookmark-ref text:reference-format="number" text:ref-name="__RefHeading___Toc3814_3191170870">2.1</text:bookmark-ref></text:span><text:span text:style-name="T30"><text:s/></text:span><text:span text:style-name="T30"><text:bookmark-ref text:reference-format="text" text:ref-name="__RefHeading___Toc1363_1325877360">Install wireguard-kit</text:bookmark-ref></text:span><text:span text:style-name="T30"><text:s/></text:span><text:span text:style-name="T30"><text:bookmark-ref text:reference-format="direction" text:ref-name="__RefHeading___Toc1363_1325877360">above</text:bookmark-ref></text:span></text:p>
      <text:p text:style-name="P18"><text:span text:style-name="T6">Install wireguard-kit </text:span><text:span text:style-name="T7">as in </text:span><text:span text:style-name="T7"><text:bookmark-ref text:reference-format="number" text:ref-name="__RefHeading___Toc1363_1325877360">2.2</text:bookmark-ref></text:span><text:span text:style-name="T7"><text:s/></text:span><text:span text:style-name="T7"><text:bookmark-ref text:reference-format="text" text:ref-name="__RefHeading___Toc1363_1325877360">Install wireguard-kit</text:bookmark-ref></text:span><text:span text:style-name="T7"><text:s/></text:span><text:span text:style-name="T7"><text:bookmark-ref text:reference-format="direction" text:ref-name="__RefHeading___Toc1363_1325877360">above</text:bookmark-ref></text:span><text:span text:style-name="T7"><text:s/></text:span><text:span text:style-name="T25">up to but excluding </text:span><text:span text:style-name="T25"><text:bookmark-ref text:reference-format="number" text:ref-name="__RefHeading___Toc1367_1325877360">2.3</text:bookmark-ref></text:span><text:span text:style-name="T25"><text:s/></text:span><text:span text:style-name="T25"><text:bookmark-ref text:reference-format="text" text:ref-name="__RefHeading___Toc1367_1325877360">Configuration</text:bookmark-ref></text:span></text:p>
      <text:p text:style-name="P19"><text:span text:style-name="T7">E</text:span><text:span text:style-name="T1">nsure synchronisation is not running and </text:span><text:span text:style-name="T28">will not</text:span></text:p>
      <text:p text:style-name="P81">systemctl <text:span text:style-name="T76">stop</text:span> sync_wireguard_to_standby.timer </text:p>
      <text:p text:style-name="P100">systemctl <text:span text:style-name="T86">disable</text:span> sync_wireguard_to_standby.timer </text:p>
      <text:h text:style-name="P153" text:outline-level="3"><text:bookmark-start text:name="__RefHeading___Toc4511_725830709"/><text:span text:style-name="T105">Production server: </text:span>ssh<text:bookmark-end text:name="__RefHeading___Toc4511_725830709"/></text:h>
      <text:p text:style-name="P71">name=server1_to_server2; ssh-keygen -b 4096 -C "$name" -f ~/.ssh/"$name" -N '' -o -t rsa </text:p>
      <text:p text:style-name="P71"/>
      <text:p text:style-name="P30">Create <text:span text:style-name="T71">a stanza in /root/.ssh/config like</text:span></text:p>
      <text:p text:style-name="P87">Host server1_to_server2</text:p>
      <text:p text:style-name="P87"><text:s text:c="4"/>Compression no</text:p>
      <text:p text:style-name="P87"><text:s text:c="4"/>Hostname &lt;<text:span text:style-name="T71">standby server FQDN&gt;</text:span></text:p>
      <text:p text:style-name="P87"><text:s text:c="4"/>IdentityFile /root/.ssh/server1_to_server2</text:p>
      <text:p text:style-name="P87"><text:s text:c="4"/>User root</text:p>
      <text:h text:style-name="P154" text:outline-level="3"><text:bookmark-start text:name="__RefHeading___Toc6766_4263516519"/><text:soft-page-break/><text:span text:style-name="T39">Standby</text:span><text:span text:style-name="T105"> server: </text:span>ssh<text:bookmark-end text:name="__RefHeading___Toc6766_4263516519"/></text:h>
      <text:p text:style-name="P31"><text:span text:style-name="T8">Copy the </text:span><text:span text:style-name="T9">content of the .pub file to the standby server's </text:span><text:span text:style-name="T107">/root/.ssh/authorized_keys </text:span><text:span text:style-name="T70">or </text:span><text:span text:style-name="T107">authorized_keys</text:span><text:span text:style-name="T57">2</text:span></text:p>
      <text:p text:style-name="P20">In case you want to use <text:span text:style-name="T106">"</text:span>command=<text:span text:style-name="T106">"</text:span> validation, the validation regular expressions are</text:p>
      <text:p text:style-name="Screen"><text:s text:c="3"/>'^rsync --server [^ ]+ --delete \. /etc/wireguard$'</text:p>
      <text:p text:style-name="Screen"><text:s text:c="3"/>'^scp -p -t /etc/nftables.conf$'</text:p>
      <text:p text:style-name="Screen"><text:s text:c="3"/>'^systemctl restart nftables\.service$'</text:p>
      <text:p text:style-name="Screen"><text:s text:c="3"/>'^systemctl restart wg-quick@[^ ]+\.service$'</text:p>
      <text:p text:style-name="Screen"><text:s text:c="3"/>'^systemctl status nftables\.service$'</text:p>
      <text:p text:style-name="Screen"><text:s text:c="3"/>'^systemctl status wg-quick@[^ ]+\.service$'</text:p>
      <text:h text:style-name="P155" text:outline-level="3"><text:bookmark-start text:name="__RefHeading___Toc4513_725830709"/><text:span text:style-name="T105">Production server: s</text:span><text:span text:style-name="T72">ynchronisation s</text:span>cript<text:bookmark-end text:name="__RefHeading___Toc4513_725830709"/></text:h>
      <text:p text:style-name="Text_20_body">Create <text:span text:style-name="T72">the log directory</text:span></text:p>
      <text:p text:style-name="Screen">mkdir -<text:span text:style-name="T72">p </text:span>/var/log/sync_wireguard_to_standby</text:p>
      <text:p text:style-name="Screen"/>
      <text:p text:style-name="Standard"><text:span text:style-name="T12">Modify</text:span><text:span text:style-name="T72"> configuration file /etc/</text:span><text:span text:style-name="T94">wireguard/</text:span><text:span text:style-name="T72">sync_wireguard_to_standby.conf </text:span><text:span text:style-name="T94">as required</text:span></text:p>
      <text:list xml:id="list3070295904" text:style-name="L5">
        <text:list-item>
          <text:p text:style-name="P171">If nftables are not to be synchronised, remove both nftables lines</text:p>
        </text:list-item>
        <text:list-item>
          <text:p text:style-name="P171"><text:span text:style-name="T95">Change the wireguard_standby_ssh_host value to </text:span><text:span text:style-name="T13">match the </text:span><text:span text:style-name="T14">/root/.ssh/config </text:span><text:span text:style-name="T13">stanza</text:span></text:p>
        </text:list-item>
      </text:list>
      <text:p text:style-name="Standard"/>
      <text:p text:style-name="P33">Populate the known_hosts file. <text:s/><text:span text:style-name="T128">Change server1_to_server2 to the name of the ssh host created in </text:span><text:span text:style-name="T128"><text:bookmark-ref text:reference-format="number" text:ref-name="__RefHeading___Toc4511_725830709">4.1.2</text:bookmark-ref></text:span><text:span text:style-name="T128"><text:s/></text:span><text:span text:style-name="T128"><text:bookmark-ref text:reference-format="text" text:ref-name="__RefHeading___Toc4511_725830709">Production server: ssh</text:bookmark-ref></text:span><text:span text:style-name="T128"><text:s/></text:span><text:span text:style-name="T128"><text:bookmark-ref text:reference-format="direction" text:ref-name="__RefHeading___Toc4511_725830709">above</text:bookmark-ref></text:span></text:p>
      <text:p text:style-name="P88">ssh server1_to_server2</text:p>
      <text:p text:style-name="P88"/>
      <text:p text:style-name="P32"><text:span text:style-name="T15">Exit</text:span><text:span text:style-name="T108"> that ssh session</text:span></text:p>
      <text:p text:style-name="P32">Test</text:p>
      <text:p text:style-name="P79">sync_wireguard_to_standby -l</text:p>
      <text:p text:style-name="P79"/>
      <text:p text:style-name="P15">Example working output</text:p>
      <text:p text:style-name="P71">10:29:19 sync_wireguard_to_standby: PID: 20191, PPID: 11530, args: -l</text:p>
      <text:p text:style-name="P71">10:29:19 Synchronising Wireguard configuration tree /etc/wireguard</text:p>
      <text:p text:style-name="P71">10:29:19 Synchronising nftables configuration file /etc/nftables.conf</text:p>
      <text:p text:style-name="P71">10:29:19 Exiting with return code 0</text:p>
      <text:h text:style-name="P155" text:outline-level="3"><text:bookmark-start text:name="__RefHeading___Toc2639_2271609866"/><text:span text:style-name="T105">Production server: s</text:span>cheduled job<text:bookmark-end text:name="__RefHeading___Toc2639_2271609866"/></text:h>
      <text:p text:style-name="P66">Schedule <text:span text:style-name="T32">synchronisation from production to standby</text:span> u<text:span text:style-name="T147">s</text:span>ing either cron or systemd as shown below</text:p>
      <text:h text:style-name="Heading_20_4" text:outline-level="4"><text:bookmark-start text:name="__RefHeading___Toc1139_1260381470"/>systemd<text:bookmark-end text:name="__RefHeading___Toc1139_1260381470"/></text:h>
      <text:p text:style-name="Text_20_body"><text:span text:style-name="T87">In case the time in </text:span>/lib/systemd/system/sync_wireguard_to_standby.timer <text:span text:style-name="T87">is not suitable, </text:span><text:span text:style-name="T10">create a local replacement or override</text:span></text:p>
      <text:p text:style-name="P16"><text:span text:style-name="T10">E</text:span><text:span text:style-name="T1">ffect the timer</text:span></text:p>
      <text:p text:style-name="P80">systemctl start sync_wireguard_to_standby.timer </text:p>
      <text:p text:style-name="P80">systemctl <text:span text:style-name="T75">enable</text:span> sync_wireguard_to_standby.timer </text:p>
      <text:h text:style-name="Heading_20_4" text:outline-level="4"><text:bookmark-start text:name="__RefHeading___Toc1141_1260381470"/>cron<text:bookmark-end text:name="__RefHeading___Toc1141_1260381470"/></text:h>
      <text:p text:style-name="P16">Create a cron job. <text:s/>Example</text:p>
      <text:p text:style-name="Screen"><text:s/>17 * <text:s/>* <text:s text:c="2"/>* <text:s text:c="2"/>* <text:s/>nice -n 19 /<text:span text:style-name="T88">usr/</text:span>sbin/sync_wireguard_to_standby </text:p>
      <text:h text:style-name="P146" text:outline-level="2"><text:bookmark-start text:name="__RefHeading___Toc1143_1260381470"/><text:soft-page-break/>Change from production to standby<text:bookmark-end text:name="__RefHeading___Toc1143_1260381470"/></text:h>
      <text:h text:style-name="Heading_20_3" text:outline-level="3"><text:bookmark-start text:name="__RefHeading___Toc4033_1729467994"/>Disable synchronisation from production to standby<text:bookmark-end text:name="__RefHeading___Toc4033_1729467994"/></text:h>
      <text:p text:style-name="P34">If the production server is accessible, disabl<text:span text:style-name="T16">e</text:span> the cron job or stop <text:span text:style-name="T133">and disable </text:span>the systemd timer <text:span text:style-name="T111">set up in </text:span><text:span text:style-name="T111"><text:bookmark-ref text:reference-format="number" text:ref-name="__RefHeading___Toc2639_2271609866">4.1.5</text:bookmark-ref></text:span><text:span text:style-name="T111"><text:s/></text:span><text:span text:style-name="T111"><text:bookmark-ref text:reference-format="text" text:ref-name="__RefHeading___Toc2639_2271609866">Production server: scheduled job</text:bookmark-ref></text:span><text:span text:style-name="T111"><text:s/></text:span><text:span text:style-name="T111"><text:bookmark-ref text:reference-format="direction" text:ref-name="__RefHeading___Toc2639_2271609866">above</text:bookmark-ref></text:span></text:p>
      <text:p text:style-name="P35"><text:span text:style-name="T112">Otherwise (the production server is not accessible), disable the public key line created in </text:span><text:span text:style-name="T112"><text:bookmark-ref text:reference-format="number" text:ref-name="__RefHeading___Toc6766_4263516519">4.1.3</text:bookmark-ref></text:span><text:span text:style-name="T112"><text:s/></text:span><text:span text:style-name="T112"><text:bookmark-ref text:reference-format="text" text:ref-name="__RefHeading___Toc6766_4263516519">Standby server: ssh</text:bookmark-ref></text:span><text:span text:style-name="T112"><text:s/></text:span><text:span text:style-name="T112"><text:bookmark-ref text:reference-format="direction" text:ref-name="__RefHeading___Toc6766_4263516519">above</text:bookmark-ref></text:span></text:p>
      <text:h text:style-name="P156" text:outline-level="3"><text:bookmark-start text:name="__RefHeading___Toc4035_1729467994"/><text:span text:style-name="T134">Standby server: services: start </text:span><text:span text:style-name="T126">and enable start at boot</text:span><text:bookmark-end text:name="__RefHeading___Toc4035_1729467994"/></text:h>
      <text:p text:style-name="P91"><text:span text:style-name="T113">systemctl start </text:span>wg-quick@wg0.service</text:p>
      <text:p text:style-name="P91"><text:span text:style-name="T113">systemctl </text:span><text:span text:style-name="T82">enable</text:span><text:span text:style-name="T113"> </text:span>wg-quick@wg0.service</text:p>
      <text:p text:style-name="P91"/>
      <text:p text:style-name="P50">If nftables is in use</text:p>
      <text:p text:style-name="P96"><text:span text:style-name="T113">systemctl start </text:span><text:span text:style-name="T81">nftables</text:span>.service</text:p>
      <text:p text:style-name="P96"><text:span text:style-name="T113">systemctl </text:span><text:span text:style-name="T82">enable</text:span><text:span text:style-name="T113"> </text:span><text:span text:style-name="T81">nftables</text:span>.service</text:p>
      <text:p text:style-name="P91"/>
      <text:p text:style-name="P44">Test</text:p>
      <text:p text:style-name="P91"><text:span text:style-name="T113">systemctl sta</text:span><text:span text:style-name="T82">tus</text:span><text:span text:style-name="T113"> </text:span>wg-quick@wg0.service</text:p>
      <text:p text:style-name="P91"/>
      <text:p text:style-name="P50">If nftables is in use</text:p>
      <text:p text:style-name="P97"><text:span text:style-name="T113">systemctl sta</text:span><text:span text:style-name="T82">tus</text:span><text:span text:style-name="T113"> </text:span><text:span text:style-name="T81">nftables</text:span>.service</text:p>
      <text:h text:style-name="P157" text:outline-level="3"><text:bookmark-start text:name="__RefHeading___Toc6374_3039888767"/><text:span text:style-name="T134">Standby server: s</text:span>chedule WireGuard logging<text:bookmark-end text:name="__RefHeading___Toc6374_3039888767"/></text:h>
      <text:p text:style-name="P54"><text:bookmark-ref text:reference-format="number" text:ref-name="__RefHeading___Toc6758_4263516519">2.3.4</text:bookmark-ref><text:s/><text:bookmark-ref text:reference-format="text" text:ref-name="__RefHeading___Toc6758_4263516519">WireGuard logging</text:bookmark-ref><text:s/><text:bookmark-ref text:reference-format="direction" text:ref-name="__RefHeading___Toc6758_4263516519">above</text:bookmark-ref></text:p>
      <text:h text:style-name="P162" text:outline-level="3"><text:bookmark-start text:name="__RefHeading___Toc6744_3039888767"/><text:span text:style-name="T41">Change the </text:span><text:span text:style-name="T42">WireGuard </text:span><text:span text:style-name="T41">endpoint </text:span><text:span text:style-name="T43">name/address</text:span><text:span text:style-name="T41"> resolution</text:span><text:bookmark-end text:name="__RefHeading___Toc6744_3039888767"/></text:h>
      <text:p text:style-name="P37"><text:span text:style-name="T118">Change the </text:span>WireGuard endpoint <text:span text:style-name="T116">name</text:span><text:span text:style-name="T118">'s</text:span><text:span text:style-name="T116"> IP address </text:span><text:span text:style-name="T118">created using </text:span><text:span text:style-name="T118"><text:bookmark-ref text:reference-format="number" text:ref-name="__RefHeading___Toc1133_1260381470">2.3.1</text:bookmark-ref></text:span><text:span text:style-name="T118"><text:s/></text:span><text:span text:style-name="T118"><text:bookmark-ref text:reference-format="text" text:ref-name="__RefHeading___Toc1133_1260381470">WireGuard endpoint name/address resolution</text:bookmark-ref></text:span><text:span text:style-name="T118"><text:s/></text:span><text:span text:style-name="T118"><text:bookmark-ref text:reference-format="direction" text:ref-name="__RefHeading___Toc1133_1260381470">above</text:bookmark-ref></text:span><text:span text:style-name="T118"><text:s/></text:span><text:span text:style-name="T119">to </text:span><text:span text:style-name="T20">an</text:span><text:span text:style-name="T119"> IP address of the standby server</text:span></text:p>
      <text:p text:style-name="P58"><text:span text:style-name="T18">For example </text:span><text:span text:style-name="T20">change it to </text:span><text:span text:style-name="T18">(one of) server</text:span><text:span text:style-name="T20">2</text:span><text:span text:style-name="T18">.my-domain's IP address(es)</text:span></text:p>
      <text:h text:style-name="P161" text:outline-level="3"><text:bookmark-start text:name="__RefHeading___Toc4037_1729467994"/>Production server: services: stop and disable start at boot<text:bookmark-end text:name="__RefHeading___Toc4037_1729467994"/></text:h>
      <text:p text:style-name="Text_20_body">If the production server is accessible</text:p>
      <text:p text:style-name="P98"><text:span text:style-name="T113">systemctl </text:span><text:span text:style-name="T85">stop</text:span><text:span text:style-name="T113"> </text:span>wg-quick@wg0.service</text:p>
      <text:p text:style-name="P98"><text:span text:style-name="T113">systemctl </text:span><text:span text:style-name="T85">disable</text:span><text:span text:style-name="T113"> </text:span>wg-quick@wg0.service</text:p>
      <text:p text:style-name="P98"/>
      <text:p text:style-name="P51">If nftables is in use</text:p>
      <text:p text:style-name="P98"><text:span text:style-name="T113">systemctl </text:span><text:span text:style-name="T85">stop</text:span><text:span text:style-name="T113"> </text:span><text:span text:style-name="T81">nftables</text:span>.service</text:p>
      <text:p text:style-name="P98"><text:span text:style-name="T113">systemctl </text:span><text:span text:style-name="T85">disable</text:span><text:span text:style-name="T113"> </text:span><text:span text:style-name="T81">nftables</text:span>.service</text:p>
      <text:h text:style-name="P163" text:outline-level="3"><text:bookmark-start text:name="__RefHeading___Toc4039_1729467994"/><text:span text:style-name="T45">Restart the clients' WireGuard </text:span><text:span text:style-name="T46">interfaces</text:span><text:bookmark-end text:name="__RefHeading___Toc4039_1729467994"/></text:h>
      <text:p text:style-name="P39">The clients' WireGuard services must be restarted to make them join the standby server's network</text:p>
      <text:p text:style-name="P40"><text:span text:style-name="T119">Clients running t</text:span>he restart_wireguard_on_no_connection.service restart automatically</text:p>
      <text:p text:style-name="P39">I<text:span text:style-name="T21">f</text:span> it is not convenient to restart a client's WireGuard service manually, the client can be rebooted</text:p>
      <text:h text:style-name="P164" text:outline-level="3"><text:bookmark-start text:name="__RefHeading___Toc5062_1729467994"/>Test<text:bookmark-end text:name="__RefHeading___Toc5062_1729467994"/></text:h>
      <text:p text:style-name="P55"><text:span text:style-name="T137">Clients should start appearing in </text:span>/var/log/wireguard.log <text:span text:style-name="T137">up to three minutes after the clients restarted their WireGuard interfaces</text:span></text:p>
      <text:h text:style-name="P166" text:outline-level="3"><text:bookmark-start text:name="__RefHeading___Toc6376_3039888767"/><text:soft-page-break/>Beware! <text:s/>WireGuard <text:span text:style-name="T47">or</text:span> nftables <text:span text:style-name="T120">conf </text:span>changes on the standby<text:bookmark-end text:name="__RefHeading___Toc6376_3039888767"/></text:h>
      <text:p text:style-name="P40"><text:span text:style-name="T96">Beware! <text:s/></text:span>Any WireGuard <text:span text:style-name="T26">or</text:span> nftables <text:span text:style-name="T121">conf </text:span>changes made on the standby will be lost when the production server runs /usr/sbin/sync_wireguard_to_standby</text:p>
      <text:h text:style-name="P147" text:outline-level="2"><text:bookmark-start text:name="__RefHeading___Toc2641_2271609866"/>Change from standby <text:span text:style-name="T54">to </text:span>production<text:bookmark-end text:name="__RefHeading___Toc2641_2271609866"/></text:h>
      <text:h text:style-name="P167" text:outline-level="3"><text:bookmark-start text:name="__RefHeading___Toc6378_3039888767"/><text:span text:style-name="T44">Production</text:span><text:span text:style-name="T134"> server: services: start </text:span><text:span text:style-name="T126">and enable start at boot</text:span><text:bookmark-end text:name="__RefHeading___Toc6378_3039888767"/></text:h>
      <text:p text:style-name="P56"><text:span text:style-name="T27">Follow </text:span><text:span text:style-name="T27"><text:bookmark-ref text:reference-format="number" text:ref-name="__RefHeading___Toc4035_1729467994">4.2.2</text:bookmark-ref></text:span><text:span text:style-name="T27"><text:s/></text:span><text:span text:style-name="T27"><text:bookmark-ref text:reference-format="text" text:ref-name="__RefHeading___Toc4035_1729467994">Standby server: services: start and enable start at boot</text:bookmark-ref></text:span><text:span text:style-name="T27"><text:s/></text:span><text:span text:style-name="T27"><text:bookmark-ref text:reference-format="direction" text:ref-name="__RefHeading___Toc4035_1729467994">above</text:bookmark-ref></text:span></text:p>
      <text:h text:style-name="P158" text:outline-level="3"><text:bookmark-start text:name="__RefHeading___Toc6380_3039888767"/><text:span text:style-name="T139">Production</text:span><text:span text:style-name="T134"> server: s</text:span>chedule WireGuard logging<text:bookmark-end text:name="__RefHeading___Toc6380_3039888767"/></text:h>
      <text:p text:style-name="Text_20_body">Follow <text:bookmark-ref text:reference-format="number" text:ref-name="__RefHeading___Toc6758_4263516519">2.3.4</text:bookmark-ref><text:s/><text:bookmark-ref text:reference-format="text" text:ref-name="__RefHeading___Toc6758_4263516519">WireGuard logging</text:bookmark-ref><text:s/><text:bookmark-ref text:reference-format="direction" text:ref-name="__RefHeading___Toc6758_4263516519">above</text:bookmark-ref></text:p>
      <text:h text:style-name="P162" text:outline-level="3"><text:bookmark-start text:name="__RefHeading___Toc6926_3039888767"/><text:span text:style-name="T41">Change the </text:span><text:span text:style-name="T42">WireGuard </text:span><text:span text:style-name="T41">endpoint </text:span><text:span text:style-name="T43">name/address</text:span><text:span text:style-name="T41"> resolution</text:span><text:bookmark-end text:name="__RefHeading___Toc6926_3039888767"/></text:h>
      <text:p text:style-name="P58"><text:span text:style-name="T139">Revert the change made in </text:span><text:span text:style-name="T139"><text:bookmark-ref text:reference-format="number" text:ref-name="__RefHeading___Toc6744_3039888767">4.2.4</text:bookmark-ref></text:span><text:span text:style-name="T139"><text:s/></text:span><text:span text:style-name="T139"><text:bookmark-ref text:reference-format="text" text:ref-name="__RefHeading___Toc6744_3039888767">Change the WireGuard endpoint name/address resolution</text:bookmark-ref></text:span><text:span text:style-name="T139"><text:s/></text:span><text:span text:style-name="T139"><text:bookmark-ref text:reference-format="direction" text:ref-name="__RefHeading___Toc6744_3039888767">above</text:bookmark-ref></text:span></text:p>
      <text:h text:style-name="P159" text:outline-level="3"><text:bookmark-start text:name="__RefHeading___Toc4037_17294679941"/><text:span text:style-name="T139">Standby</text:span><text:span text:style-name="T135"> server: services: stop and disable start at boot</text:span><text:bookmark-end text:name="__RefHeading___Toc4037_17294679941"/></text:h>
      <text:p text:style-name="P56"><text:span text:style-name="T140">Follow </text:span><text:span text:style-name="T140"><text:bookmark-ref text:reference-format="number" text:ref-name="__RefHeading___Toc4037_1729467994">4.2.5</text:bookmark-ref></text:span><text:span text:style-name="T140"><text:s/></text:span><text:span text:style-name="T140"><text:bookmark-ref text:reference-format="text" text:ref-name="__RefHeading___Toc4037_1729467994">Production server: services: stop and disable start at boot</text:bookmark-ref></text:span><text:span text:style-name="T140"><text:s/></text:span><text:span text:style-name="T140"><text:bookmark-ref text:reference-format="direction" text:ref-name="__RefHeading___Toc4037_1729467994">above</text:bookmark-ref></text:span></text:p>
      <text:h text:style-name="P167" text:outline-level="3"><text:bookmark-start text:name="__RefHeading___Toc4039_17294679941"/><text:span text:style-name="T45">Restart the clients' WireGuard </text:span><text:span text:style-name="T46">interfaces</text:span><text:bookmark-end text:name="__RefHeading___Toc4039_17294679941"/></text:h>
      <text:p text:style-name="Text_20_body">Follow <text:bookmark-ref text:reference-format="number" text:ref-name="__RefHeading___Toc4039_1729467994">4.2.6</text:bookmark-ref><text:s/><text:bookmark-ref text:reference-format="text" text:ref-name="__RefHeading___Toc4039_1729467994">Restart the clients' WireGuard interfaces</text:bookmark-ref><text:s/><text:bookmark-ref text:reference-format="direction" text:ref-name="__RefHeading___Toc4039_1729467994">above</text:bookmark-ref></text:p>
      <text:h text:style-name="P165" text:outline-level="3"><text:bookmark-start text:name="__RefHeading___Toc5062_17294679941"/>Test<text:bookmark-end text:name="__RefHeading___Toc5062_17294679941"/></text:h>
      <text:p text:style-name="P57"><text:span text:style-name="T141">Follow </text:span><text:span text:style-name="T141"><text:bookmark-ref text:reference-format="number" text:ref-name="__RefHeading___Toc5062_1729467994">4.2.7</text:bookmark-ref></text:span><text:span text:style-name="T141"><text:s/></text:span><text:span text:style-name="T141"><text:bookmark-ref text:reference-format="text" text:ref-name="__RefHeading___Toc5062_1729467994">Test</text:bookmark-ref></text:span><text:span text:style-name="T141"><text:s/></text:span><text:span text:style-name="T141"><text:bookmark-ref text:reference-format="direction" text:ref-name="__RefHeading___Toc5062_1729467994">above</text:bookmark-ref></text:span></text:p>
      <text:h text:style-name="P160" text:outline-level="3"><text:bookmark-start text:name="__RefHeading___Toc6382_3039888767"/><text:span text:style-name="T139">Standby</text:span><text:span text:style-name="T135"> server: </text:span><text:span text:style-name="T141">stop logging</text:span><text:bookmark-end text:name="__RefHeading___Toc6382_3039888767"/></text:h>
      <text:p text:style-name="P10">Optionally -- in case you want to save resource usage -- remove the <text:span text:style-name="T138">standby's </text:span><text:span text:style-name="T127">WireGuard </text:span>logging scheduled job by disabling the cron job or stopping and disabling the systemd timer, ref <text:bookmark-ref text:reference-format="number" text:ref-name="__RefHeading___Toc6758_4263516519">2.3.4</text:bookmark-ref><text:s/><text:bookmark-ref text:reference-format="text" text:ref-name="__RefHeading___Toc6758_4263516519">WireGuard logging</text:bookmark-ref><text:s/><text:bookmark-ref text:reference-format="direction" text:ref-name="__RefHeading___Toc6758_4263516519">above</text:bookmark-ref></text:p>
      <text:h text:style-name="P142" text:outline-level="1"><text:bookmark-start text:name="__RefHeading___Toc3343_989922391"/>Troubleshooting<text:bookmark-end text:name="__RefHeading___Toc3343_989922391"/></text:h>
      <text:h text:style-name="Heading_20_2" text:outline-level="2"><text:bookmark-start text:name="__RefHeading___Toc7401_3517624651"/>tcpdump<text:bookmark-end text:name="__RefHeading___Toc7401_3517624651"/></text:h>
      <text:p text:style-name="P46">On the server</text:p>
      <text:p text:style-name="P92">tcpdump -n --interface<text:span text:style-name="T129">=&lt;</text:span><text:span text:style-name="T83">WireGuard</text:span><text:span text:style-name="T130"> interface name&gt;</text:span> udp and host &lt;<text:span text:style-name="T131">client </text:span>LAN <text:span text:style-name="T83">address</text:span>&gt;</text:p>
      <text:p text:style-name="P93"><text:span text:style-name="T131">tcpdump -n --interface=wg0 &lt;client </text:span><text:span text:style-name="T83">WireGuard</text:span><text:span text:style-name="T131"> </text:span><text:span text:style-name="T83">address</text:span><text:span text:style-name="T131">&gt;</text:span></text:p>
      <text:p text:style-name="P93"/>
      <text:p text:style-name="P46">On the client</text:p>
      <text:p text:style-name="P94">tcpdump -n --interface<text:span text:style-name="T129">=&lt;</text:span><text:span text:style-name="T130">LAN interface name&gt;</text:span> udp and host &lt;<text:span text:style-name="T84">server</text:span><text:span text:style-name="T131"> </text:span>LAN <text:span text:style-name="T83">address</text:span>&gt;</text:p>
      <text:p text:style-name="P94">tcpdump -n --interface<text:span text:style-name="T129">=</text:span>wg0</text:p>
      <text:h text:style-name="Heading_20_2" text:outline-level="2"><text:bookmark-start text:name="__RefHeading___Toc7403_3517624651"/>Kernel debug<text:bookmark-end text:name="__RefHeading___Toc7403_3517624651"/></text:h>
      <text:p text:style-name="Text_20_body">On the <text:span text:style-name="T132">client and </text:span>server</text:p>
      <text:p text:style-name="Screen">echo module wireguard +p &gt; /sys/kernel/debug/dynamic_debug/control</text:p>
      <text:p text:style-name="Screen"/>
      <text:p text:style-name="P49">The messages appear in /var/log/debug</text:p>
      <text:h text:style-name="P148" text:outline-level="2"><text:bookmark-start text:name="__RefHeading___Toc7405_3517624651"/><text:soft-page-break/>Web pages <text:span text:style-name="T147">for troubleshooting WireGuard</text:span><text:bookmark-end text:name="__RefHeading___Toc7405_3517624651"/></text:h>
      <text:p text:style-name="P48"><text:a xlink:type="simple" xlink:href="https://github.com/pirate/wireguard-docs#inspect" text:style-name="Internet_20_link" text:visited-style-name="Visited_20_Internet_20_Link"><text:span text:style-name="T132">https://github.com/pirate/wireguard-docs#inspect</text:span></text:a><text:span text:style-name="T132"> </text:span><text:s/></text:p>
      <text:p text:style-name="P47"><text:a xlink:type="simple" xlink:href="https://ubuntu.com/server/docs/wireguard-vpn-troubleshooting" text:style-name="Internet_20_link" text:visited-style-name="Visited_20_Internet_20_Link">https://ubuntu.com/server/docs/wireguard-vpn-troubleshooting</text:a> </text:p>
      <text:h text:style-name="P143" text:outline-level="1"><text:bookmark-start text:name="__RefHeading___Toc7407_3517624651"/>Directories and files<text:bookmark-end text:name="__RefHeading___Toc7407_3517624651"/></text:h>
      <table:table table:name="Directoriesandfiles" table:style-name="Directoriesandfiles" table:template-name="Default Style">
        <table:table-column table:style-name="Directoriesandfiles.A"/>
        <table:table-column table:style-name="Directoriesandfiles.B"/>
        <table:table-row table:style-name="Directoriesandfiles.1">
          <table:table-cell table:style-name="Directoriesandfiles.A1" office:value-type="string">
            <text:p text:style-name="P127">Name</text:p>
          </table:table-cell>
          <table:table-cell table:style-name="Directoriesandfiles.B1" office:value-type="string">
            <text:p text:style-name="P127">Use</text:p>
          </table:table-cell>
        </table:table-row>
        <table:table-row table:style-name="TableLine94112730563552">
          <table:table-cell table:style-name="Directoriesandfiles.A2" office:value-type="string">
            <text:p text:style-name="P103">/<text:span text:style-name="T89">etc/logcheck/ignore.d.server/local-systemd-for-wg-quick</text:span></text:p>
          </table:table-cell>
          <table:table-cell table:style-name="Directoriesandfiles.B2" office:value-type="string">
            <text:p text:style-name="P112">Logcheck filters</text:p>
          </table:table-cell>
        </table:table-row>
        <table:table-row table:style-name="TableLine94112728258848">
          <table:table-cell table:style-name="Directoriesandfiles.A2" office:value-type="string">
            <text:p text:style-name="P103">/<text:span text:style-name="T89">etc/logcheck/ignore.d.server/local-wg-quick</text:span></text:p>
          </table:table-cell>
          <table:table-cell table:style-name="Directoriesandfiles.B2" office:value-type="string">
            <text:p text:style-name="P112">Logcheck filters</text:p>
          </table:table-cell>
        </table:table-row>
        <table:table-row table:style-name="Directoriesandfiles.1">
          <table:table-cell table:style-name="Directoriesandfiles.A2" office:value-type="string">
            <text:p text:style-name="P103">/etc/logrotate.d/wireguard-kit</text:p>
          </table:table-cell>
          <table:table-cell table:style-name="Directoriesandfiles.B2" office:value-type="string">
            <text:p text:style-name="P121">Logrotate conffile</text:p>
          </table:table-cell>
        </table:table-row>
        <table:table-row table:style-name="Directoriesandfiles.1">
          <table:table-cell table:style-name="Directoriesandfiles.A2" office:value-type="string">
            <text:p text:style-name="P103">/etc/wireguard/Archive</text:p>
          </table:table-cell>
          <table:table-cell table:style-name="Directoriesandfiles.B2" office:value-type="string">
            <text:p text:style-name="P114">Archived files</text:p>
          </table:table-cell>
        </table:table-row>
        <table:table-row table:style-name="Directoriesandfiles.1">
          <table:table-cell table:style-name="Directoriesandfiles.A2" office:value-type="string">
            <text:p text:style-name="P103">/etc/wireguard/clients/&lt;<text:span text:style-name="T90">FQDN&gt;.client.conf</text:span></text:p>
          </table:table-cell>
          <table:table-cell table:style-name="Directoriesandfiles.B2" office:value-type="string">
            <text:p text:style-name="P114">Client conffile</text:p>
          </table:table-cell>
        </table:table-row>
        <table:table-row table:style-name="Directoriesandfiles.1">
          <table:table-cell table:style-name="Directoriesandfiles.A2" office:value-type="string">
            <text:p text:style-name="P105">/etc/wireguard/clients/&lt;<text:span text:style-name="T90">FQDN&gt;.</text:span><text:span text:style-name="T91">server</text:span><text:span text:style-name="T90">.conf</text:span></text:p>
          </table:table-cell>
          <table:table-cell table:style-name="Directoriesandfiles.B2" office:value-type="string">
            <text:p text:style-name="P116">Server conffile stanza for the client</text:p>
          </table:table-cell>
        </table:table-row>
        <table:table-row table:style-name="Directoriesandfiles.1">
          <table:table-cell table:style-name="Directoriesandfiles.A2" office:value-type="string">
            <text:p text:style-name="P109">/etc/wireguard/restart_wireguard_on_no_connection.conf</text:p>
          </table:table-cell>
          <table:table-cell table:style-name="Directoriesandfiles.B2" office:value-type="string">
            <text:p text:style-name="P117">restart_wireguard_on_no_connection <text:span text:style-name="T110">conffile</text:span></text:p>
          </table:table-cell>
        </table:table-row>
        <table:table-row table:style-name="Directoriesandfiles.1">
          <table:table-cell table:style-name="Directoriesandfiles.A2" office:value-type="string">
            <text:p text:style-name="P106">/etc/wireguard/sync_wireguard_to_standby.conf</text:p>
          </table:table-cell>
          <table:table-cell table:style-name="Directoriesandfiles.B2" office:value-type="string">
            <text:p text:style-name="P116">sync_wireguard_to_standby conffile</text:p>
          </table:table-cell>
        </table:table-row>
        <table:table-row table:style-name="Directoriesandfiles.1">
          <table:table-cell table:style-name="Directoriesandfiles.A2" office:value-type="string">
            <text:p text:style-name="P106">/etc/wireguard/vpn-server-private.key</text:p>
          </table:table-cell>
          <table:table-cell table:style-name="Directoriesandfiles.B2" office:value-type="string">
            <text:p text:style-name="P116">Server WireGuard private key</text:p>
          </table:table-cell>
        </table:table-row>
        <table:table-row table:style-name="Directoriesandfiles.1">
          <table:table-cell table:style-name="Directoriesandfiles.A2" office:value-type="string">
            <text:p text:style-name="P106">/etc/wireguard/vpn-server-<text:span text:style-name="T91">public</text:span>.key</text:p>
          </table:table-cell>
          <table:table-cell table:style-name="Directoriesandfiles.B2" office:value-type="string">
            <text:p text:style-name="P116">Server WireGuard public key</text:p>
          </table:table-cell>
        </table:table-row>
        <table:table-row table:style-name="Directoriesandfiles.1">
          <table:table-cell table:style-name="Directoriesandfiles.A2" office:value-type="string">
            <text:p text:style-name="P106">/etc/wireguard/<text:span text:style-name="T91">wg0.conf</text:span></text:p>
          </table:table-cell>
          <table:table-cell table:style-name="Directoriesandfiles.B2" office:value-type="string">
            <text:p text:style-name="P116">Server conffile</text:p>
          </table:table-cell>
        </table:table-row>
        <table:table-row table:style-name="Directoriesandfiles.1">
          <table:table-cell table:style-name="Directoriesandfiles.A2" office:value-type="string">
            <text:p text:style-name="P103">/etc/wireguard/wireguard_client_admin.conf</text:p>
          </table:table-cell>
          <table:table-cell table:style-name="Directoriesandfiles.B2" office:value-type="string">
            <text:p text:style-name="P113">wireguard_client_admin <text:span text:style-name="T92">conffile</text:span></text:p>
          </table:table-cell>
        </table:table-row>
        <table:table-row table:style-name="Directoriesandfiles.1">
          <table:table-cell table:style-name="Directoriesandfiles.A2" office:value-type="string">
            <text:p text:style-name="P103">/<text:span text:style-name="T89">usr/lib/systemd/system/sync_wireguard_to_standby.service</text:span></text:p>
          </table:table-cell>
          <table:table-cell table:style-name="Directoriesandfiles.B2" office:value-type="string">
            <text:p text:style-name="P112">systemd conf</text:p>
          </table:table-cell>
        </table:table-row>
        <table:table-row table:style-name="Directoriesandfiles.1">
          <table:table-cell table:style-name="Directoriesandfiles.A2" office:value-type="string">
            <text:p text:style-name="P104">/<text:span text:style-name="T89">usr/lib/systemd/system/sync_wireguard_to_standby.timer</text:span></text:p>
          </table:table-cell>
          <table:table-cell table:style-name="Directoriesandfiles.B2" office:value-type="string">
            <text:p text:style-name="P112">systemd conf</text:p>
          </table:table-cell>
        </table:table-row>
        <table:table-row table:style-name="Directoriesandfiles.1">
          <table:table-cell table:style-name="Directoriesandfiles.A2" office:value-type="string">
            <text:p text:style-name="P104">/<text:span text:style-name="T89">usr/lib/systemd/system/restart_wireguard_on_no_connection.service</text:span></text:p>
          </table:table-cell>
          <table:table-cell table:style-name="Directoriesandfiles.B2" office:value-type="string">
            <text:p text:style-name="P112">systemd conf</text:p>
          </table:table-cell>
        </table:table-row>
        <table:table-row table:style-name="Directoriesandfiles.1">
          <table:table-cell table:style-name="Directoriesandfiles.A2" office:value-type="string">
            <text:p text:style-name="P104">/<text:span text:style-name="T89">usr/lib/systemd/system/wireguard-logger.service</text:span></text:p>
          </table:table-cell>
          <table:table-cell table:style-name="Directoriesandfiles.B2" office:value-type="string">
            <text:p text:style-name="P112">systemd conf</text:p>
          </table:table-cell>
        </table:table-row>
        <table:table-row table:style-name="Directoriesandfiles.1">
          <table:table-cell table:style-name="Directoriesandfiles.A2" office:value-type="string">
            <text:p text:style-name="P107">/<text:span text:style-name="T89">usr/lib/wireguard-</text:span><text:span text:style-name="T98">kit/install_wireguard_client</text:span></text:p>
          </table:table-cell>
          <table:table-cell table:style-name="Directoriesandfiles.B2" office:value-type="string">
            <text:p text:style-name="P122">Script run on ssh accessible clients</text:p>
          </table:table-cell>
        </table:table-row>
        <table:table-row table:style-name="Directoriesandfiles.1">
          <table:table-cell table:style-name="Directoriesandfiles.A2" office:value-type="string">
            <text:p text:style-name="P107">/<text:span text:style-name="T89">usr/lib/wireguard-</text:span><text:span text:style-name="T98">kit/restart_wireguard_on_no_connection.tgz</text:span></text:p>
          </table:table-cell>
          <table:table-cell table:style-name="Directoriesandfiles.B2" office:value-type="string">
            <text:p text:style-name="P122">Tarball to install service on Linux clients</text:p>
          </table:table-cell>
        </table:table-row>
        <table:table-row table:style-name="Directoriesandfiles.1">
          <table:table-cell table:style-name="Directoriesandfiles.A2" office:value-type="string">
            <text:p text:style-name="P108">/usr/<text:span text:style-name="T89">sbin/</text:span><text:span text:style-name="T98">restart_wireguard_on_no_connection</text:span></text:p>
          </table:table-cell>
          <table:table-cell table:style-name="Directoriesandfiles.B2" office:value-type="string">
            <text:p text:style-name="P119">Script</text:p>
          </table:table-cell>
        </table:table-row>
        <table:table-row table:style-name="Directoriesandfiles.1">
          <table:table-cell table:style-name="Directoriesandfiles.A2" office:value-type="string">
            <text:p text:style-name="P103">/usr/<text:span text:style-name="T89">sbin/sync_wireguard_to_standby</text:span></text:p>
          </table:table-cell>
          <table:table-cell table:style-name="Directoriesandfiles.B2" office:value-type="string">
            <text:p text:style-name="P118">Script</text:p>
          </table:table-cell>
        </table:table-row>
        <table:table-row table:style-name="Directoriesandfiles.1">
          <table:table-cell table:style-name="Directoriesandfiles.A2" office:value-type="string">
            <text:p text:style-name="P104">/usr/<text:span text:style-name="T89">sbin/wireguard_client_admin</text:span></text:p>
          </table:table-cell>
          <table:table-cell table:style-name="Directoriesandfiles.B2" office:value-type="string">
            <text:p text:style-name="P118">Script</text:p>
          </table:table-cell>
        </table:table-row>
        <table:table-row table:style-name="Directoriesandfiles.1">
          <table:table-cell table:style-name="Directoriesandfiles.A2" office:value-type="string">
            <text:p text:style-name="P104">/usr/<text:span text:style-name="T89">sbin/wireguard_logger</text:span></text:p>
          </table:table-cell>
          <table:table-cell table:style-name="Directoriesandfiles.B2" office:value-type="string">
            <text:p text:style-name="P118">Script</text:p>
          </table:table-cell>
        </table:table-row>
        <table:table-row table:style-name="Directoriesandfiles.1">
          <table:table-cell table:style-name="Directoriesandfiles.A2" office:value-type="string">
            <text:p text:style-name="P103">/<text:span text:style-name="T90">usr/share/doc/wireguard-kit/</text:span></text:p>
          </table:table-cell>
          <table:table-cell table:style-name="Directoriesandfiles.B2" office:value-type="string">
            <text:p text:style-name="P114">Documentation</text:p>
          </table:table-cell>
        </table:table-row>
        <table:table-row table:style-name="Directoriesandfiles.1">
          <table:table-cell table:style-name="Directoriesandfiles.A2" office:value-type="string">
            <text:p text:style-name="P105">/<text:span text:style-name="T90">usr/share/doc/man/man5/wireguard_client_admin.5</text:span></text:p>
          </table:table-cell>
          <table:table-cell table:style-name="Directoriesandfiles.B2" office:value-type="string">
            <text:p text:style-name="P114">Man page</text:p>
          </table:table-cell>
        </table:table-row>
        <table:table-row table:style-name="Directoriesandfiles.1">
          <table:table-cell table:style-name="Directoriesandfiles.A2" office:value-type="string">
            <text:p text:style-name="P105">/<text:span text:style-name="T90">usr/share/doc/man/man8/sync_wireguard_to_standby.8</text:span></text:p>
          </table:table-cell>
          <table:table-cell table:style-name="Directoriesandfiles.B2" office:value-type="string">
            <text:p text:style-name="P114">Man page</text:p>
          </table:table-cell>
        </table:table-row>
        <table:table-row table:style-name="Directoriesandfiles.1">
          <table:table-cell table:style-name="Directoriesandfiles.A2" office:value-type="string">
            <text:p text:style-name="P105">/<text:span text:style-name="T90">usr/share/doc/man/man8/wireguard_logger.8</text:span></text:p>
          </table:table-cell>
          <table:table-cell table:style-name="Directoriesandfiles.B2" office:value-type="string">
            <text:p text:style-name="P114">Man page</text:p>
          </table:table-cell>
        </table:table-row>
        <table:table-row table:style-name="Directoriesandfiles.1">
          <table:table-cell table:style-name="Directoriesandfiles.A2" office:value-type="string">
            <text:p text:style-name="P111">/var/log/wireguard.log</text:p>
          </table:table-cell>
          <table:table-cell table:style-name="Directoriesandfiles.B2" office:value-type="string">
            <text:p text:style-name="P120">Active clients log</text:p>
          </table:table-cell>
        </table:table-row>
        <table:table-row table:style-name="Directoriesandfiles.1">
          <table:table-cell table:style-name="Directoriesandfiles.A2" office:value-type="string">
            <text:p text:style-name="P110">/var/log/restart_wireguard_on_no_connection/<text:span text:style-name="T114">*.log</text:span></text:p>
          </table:table-cell>
          <table:table-cell table:style-name="Directoriesandfiles.B2" office:value-type="string">
            <text:p text:style-name="P115">restart_wireguard_on_no_connection <text:span text:style-name="T114">logs</text:span></text:p>
          </table:table-cell>
        </table:table-row>
        <text:soft-page-break/>
        <table:table-row table:style-name="Directoriesandfiles.1">
          <table:table-cell table:style-name="Directoriesandfiles.A2" office:value-type="string">
            <text:p text:style-name="P105">/var/log/sync_wireguard_to_standby.log</text:p>
          </table:table-cell>
          <table:table-cell table:style-name="Directoriesandfiles.B2" office:value-type="string">
            <text:p text:style-name="P115">sync_wireguard_to_standby <text:span text:style-name="T93">log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1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1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1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1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1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inition" style:family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10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wireguard-kit user guide</dc:title>
    <meta:creation-date>2008-04-02T16:51:03</meta:creation-date>
    <dc:date>2023-03-26T19:10:34.195716670</dc:date>
    <meta:editing-cycles>776</meta:editing-cycles>
    <meta:editing-duration>P12DT23H11M36S</meta:editing-duration>
    <meta:document-statistic meta:table-count="1" meta:image-count="0" meta:object-count="0" meta:page-count="14" meta:paragraph-count="386" meta:word-count="2245" meta:character-count="17605" meta:non-whitespace-character-count="15508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